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cm"/>
    </style:style>
    <style:style style:name="co2" style:family="table-column">
      <style:table-column-properties fo:break-before="auto" style:column-width="2.715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4.31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189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0.972cm"/>
    </style:style>
    <style:style style:name="co10" style:family="table-column">
      <style:table-column-properties fo:break-before="auto" style:column-width="4.77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qualify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urname</text:p>
          </table:table-cell>
          <table:table-cell office:value-type="string">
            <text:p>Year</text:p>
          </table:table-cell>
          <table:table-cell office:value-type="string">
            <text:p>Race</text:p>
          </table:table-cell>
          <table:table-cell office:value-type="string">
            <text:p>Number</text:p>
          </table:table-cell>
          <table:table-cell office:value-type="string">
            <text:p>Q pos.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Grid</text:p>
          </table:table-cell>
          <table:table-cell office:value-type="string">
            <text:p>Number</text:p>
          </table:table-cell>
          <table:table-cell/>
        </table:table-row>
        <table:table-row table:style-name="ro1">
          <table:table-cell office:value-type="string">
            <text:p>Olivier</text:p>
          </table:table-cell>
          <table:table-cell office:value-type="string">
            <text:p>Panis</text:p>
          </table:table-cell>
          <table:table-cell office:value-type="float" office:value="1996">
            <text:p>1996</text:p>
          </table:table-cell>
          <table:table-cell office:value-type="string">
            <text:p>San Marino Grand Prix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1:29.472</text:p>
          </table:table-cell>
          <table:table-cell table:number-columns-repeated="2" office:value-type="string">
            <text:p>NULL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" office:value-type="string" table:number-columns-spanned="1" table:number-rows-spanned="9">
            <text:p>Missing:</text:p>
            <text:p/>
            <text:p>Brundle P12</text:p>
            <text:p>Montermini P22</text:p>
          </table:table-cell>
        </table:table-row>
        <table:table-row table:style-name="ro1">
          <table:table-cell office:value-type="string">
            <text:p>Jos</text:p>
          </table:table-cell>
          <table:table-cell office:value-type="string">
            <text:p>Verstappen</text:p>
          </table:table-cell>
          <table:table-cell office:value-type="float" office:value="1996">
            <text:p>1996</text:p>
          </table:table-cell>
          <table:table-cell office:value-type="string">
            <text:p>San Marino Grand Prix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>1:29.539</text:p>
          </table:table-cell>
          <table:table-cell table:number-columns-repeated="2" office:value-type="string">
            <text:p>NULL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covered-table-cell/>
        </table:table-row>
        <table:table-row table:style-name="ro1">
          <table:table-cell office:value-type="string">
            <text:p>Johnny</text:p>
          </table:table-cell>
          <table:table-cell office:value-type="string">
            <text:p>Herbert</text:p>
          </table:table-cell>
          <table:table-cell office:value-type="float" office:value="1996">
            <text:p>1996</text:p>
          </table:table-cell>
          <table:table-cell office:value-type="string">
            <text:p>San Marino Grand Prix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1:29.541</text:p>
          </table:table-cell>
          <table:table-cell table:number-columns-repeated="2"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covered-table-cell/>
        </table:table-row>
        <table:table-row table:style-name="ro1">
          <table:table-cell office:value-type="string">
            <text:p>Ukyo</text:p>
          </table:table-cell>
          <table:table-cell office:value-type="string">
            <text:p>Katayama</text:p>
          </table:table-cell>
          <table:table-cell office:value-type="float" office:value="1996">
            <text:p>1996</text:p>
          </table:table-cell>
          <table:table-cell office:value-type="string">
            <text:p>San Marino Grand Prix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string">
            <text:p>1:29.892</text:p>
          </table:table-cell>
          <table:table-cell table:number-columns-repeated="2"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covered-table-cell/>
        </table:table-row>
        <table:table-row table:style-name="ro1">
          <table:table-cell office:value-type="string">
            <text:p>Pedro</text:p>
          </table:table-cell>
          <table:table-cell office:value-type="string">
            <text:p>Diniz</text:p>
          </table:table-cell>
          <table:table-cell office:value-type="float" office:value="1996">
            <text:p>1996</text:p>
          </table:table-cell>
          <table:table-cell office:value-type="string">
            <text:p>San Marino Grand Prix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string">
            <text:p>1:29.989</text:p>
          </table:table-cell>
          <table:table-cell table:number-columns-repeated="2"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covered-table-cell/>
        </table:table-row>
        <table:table-row table:style-name="ro1">
          <table:table-cell office:value-type="string">
            <text:p>Pedro</text:p>
          </table:table-cell>
          <table:table-cell office:value-type="string">
            <text:p>Lamy</text:p>
          </table:table-cell>
          <table:table-cell office:value-type="float" office:value="1996">
            <text:p>1996</text:p>
          </table:table-cell>
          <table:table-cell office:value-type="string">
            <text:p>San Marino Grand Prix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string">
            <text:p>1:30.471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covered-table-cell/>
        </table:table-row>
        <table:table-row table:style-name="ro1">
          <table:table-cell office:value-type="string">
            <text:p>Giancarlo</text:p>
          </table:table-cell>
          <table:table-cell office:value-type="string">
            <text:p>Fisichella</text:p>
          </table:table-cell>
          <table:table-cell office:value-type="float" office:value="1996">
            <text:p>1996</text:p>
          </table:table-cell>
          <table:table-cell office:value-type="string">
            <text:p>San Marino Grand Prix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string">
            <text:p>1:30.814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Ricardo</text:p>
          </table:table-cell>
          <table:table-cell office:value-type="string">
            <text:p>Rosset</text:p>
          </table:table-cell>
          <table:table-cell office:value-type="float" office:value="1996">
            <text:p>1996</text:p>
          </table:table-cell>
          <table:table-cell office:value-type="string">
            <text:p>San Marino Grand Prix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1:31.316</text:p>
          </table:table-cell>
          <table:table-cell table:number-columns-repeated="2"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covered-table-cell/>
        </table:table-row>
        <table:table-row table:style-name="ro1">
          <table:table-cell office:value-type="string">
            <text:p>Luca</text:p>
          </table:table-cell>
          <table:table-cell office:value-type="string">
            <text:p>Badoer</text:p>
          </table:table-cell>
          <table:table-cell office:value-type="float" office:value="1996">
            <text:p>1996</text:p>
          </table:table-cell>
          <table:table-cell office:value-type="string">
            <text:p>San Marino Grand Prix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string">
            <text:p>1:32.037</text:p>
          </table:table-cell>
          <table:table-cell table:number-columns-repeated="2" office:value-type="string">
            <text:p>NULL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covered-table-cell/>
        </table:table-row>
        <table:table-row table:style-name="ro1">
          <table:table-cell office:value-type="string">
            <text:p>Rubens</text:p>
          </table:table-cell>
          <table:table-cell office:value-type="string">
            <text:p>Barrichello</text:p>
          </table:table-cell>
          <table:table-cell office:value-type="float" office:value="1997">
            <text:p>1997</text:p>
          </table:table-cell>
          <table:table-cell office:value-type="string">
            <text:p>French Grand Prix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string">
            <text:p>1:15.876</text:p>
          </table:table-cell>
          <table:table-cell table:number-columns-repeated="2" office:value-type="string">
            <text:p>NULL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style-name="ce1" office:value-type="string" table:number-columns-spanned="1" table:number-rows-spanned="2">
            <text:p>Barrichello ↔ Nakano</text:p>
            <text:p>(Nakano's time:1:15.857)</text:p>
          </table:table-cell>
        </table:table-row>
        <table:table-row table:style-name="ro1">
          <table:table-cell office:value-type="string">
            <text:p>Shinji</text:p>
          </table:table-cell>
          <table:table-cell office:value-type="string">
            <text:p>Nakano</text:p>
          </table:table-cell>
          <table:table-cell office:value-type="float" office:value="1997">
            <text:p>1997</text:p>
          </table:table-cell>
          <table:table-cell office:value-type="string">
            <text:p>French Grand Prix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1:15.876</text:p>
          </table:table-cell>
          <table:table-cell table:number-columns-repeated="2"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covered-table-cell/>
        </table:table-row>
        <table:table-row table:style-name="ro1">
          <table:table-cell office:value-type="string">
            <text:p>Takuma</text:p>
          </table:table-cell>
          <table:table-cell office:value-type="string">
            <text:p>Sato</text:p>
          </table:table-cell>
          <table:table-cell office:value-type="float" office:value="2005">
            <text:p>2005</text:p>
          </table:table-cell>
          <table:table-cell office:value-type="string">
            <text:p>Turkish Grand Prix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string">
            <text:p>1:30.175</text:p>
          </table:table-cell>
          <table:table-cell table:number-columns-repeated="2"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1" office:value-type="string" table:number-columns-spanned="1" table:number-rows-spanned="6">
            <text:p>Sato</text:p>
            <text:p/>
            <text:p>DSQ</text:p>
          </table:table-cell>
        </table:table-row>
        <table:table-row table:style-name="ro1">
          <table:table-cell office:value-type="string">
            <text:p>Tiago</text:p>
          </table:table-cell>
          <table:table-cell office:value-type="string">
            <text:p>Monteiro</text:p>
          </table:table-cell>
          <table:table-cell office:value-type="float" office:value="2005">
            <text:p>2005</text:p>
          </table:table-cell>
          <table:table-cell office:value-type="string">
            <text:p>Turkish Grand Prix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string">
            <text:p>1:30.710</text:p>
          </table:table-cell>
          <table:table-cell table:number-columns-repeated="2" office:value-type="string">
            <text:p>NULL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covered-table-cell/>
        </table:table-row>
        <table:table-row table:style-name="ro1">
          <table:table-cell office:value-type="string">
            <text:p>Christijan</text:p>
          </table:table-cell>
          <table:table-cell office:value-type="string">
            <text:p>Albers</text:p>
          </table:table-cell>
          <table:table-cell office:value-type="float" office:value="2005">
            <text:p>2005</text:p>
          </table:table-cell>
          <table:table-cell office:value-type="string">
            <text:p>Turkish Grand Prix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string">
            <text:p>1:32.186</text:p>
          </table:table-cell>
          <table:table-cell table:number-columns-repeated="2"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Jacques</text:p>
          </table:table-cell>
          <table:table-cell office:value-type="string">
            <text:p>Villeneuve</text:p>
          </table:table-cell>
          <table:table-cell office:value-type="float" office:value="2005">
            <text:p>2005</text:p>
          </table:table-cell>
          <table:table-cell office:value-type="string">
            <text:p>Turkish Grand Prix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covered-table-cell/>
        </table:table-row>
        <table:table-row table:style-name="ro1">
          <table:table-cell office:value-type="string">
            <text:p>Narain</text:p>
          </table:table-cell>
          <table:table-cell office:value-type="string">
            <text:p>Karthikeyan</text:p>
          </table:table-cell>
          <table:table-cell office:value-type="float" office:value="2005">
            <text:p>2005</text:p>
          </table:table-cell>
          <table:table-cell office:value-type="string">
            <text:p>Turkish Grand Prix</text:p>
          </table:table-cell>
          <table:table-cell table:number-columns-repeated="2" office:value-type="float" office:value="19">
            <text:p>19</text:p>
          </table:table-cell>
          <table:table-cell table:number-columns-repeated="3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covered-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Schumacher</text:p>
          </table:table-cell>
          <table:table-cell office:value-type="float" office:value="2005">
            <text:p>2005</text:p>
          </table:table-cell>
          <table:table-cell office:value-type="string">
            <text:p>Turkish Grand Prix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covered-table-cell/>
        </table:table-row>
        <table:table-row table:style-name="ro1">
          <table:table-cell office:value-type="string">
            <text:p>Jacques</text:p>
          </table:table-cell>
          <table:table-cell office:value-type="string">
            <text:p>Villeneuve</text:p>
          </table:table-cell>
          <table:table-cell office:value-type="float" office:value="2006">
            <text:p>2006</text:p>
          </table:table-cell>
          <table:table-cell office:value-type="string">
            <text:p>European Grand Prix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string">
            <text:p>1:31.545</text:p>
          </table:table-cell>
          <table:table-cell office:value-type="string">
            <text:p>1:30.865</text:p>
          </table:table-cell>
          <table:table-cell office:value-type="string">
            <text:p>1:31.54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ce1" office:value-type="string" table:number-columns-spanned="1" table:number-rows-spanned="2">
            <text:p>Villeneuve – 3 laps scrapped</text:p>
          </table:table-cell>
        </table:table-row>
        <table:table-row table:style-name="ro1">
          <table:table-cell office:value-type="string">
            <text:p>Juan</text:p>
          </table:table-cell>
          <table:table-cell office:value-type="string">
            <text:p>Pablo Montoya</text:p>
          </table:table-cell>
          <table:table-cell office:value-type="float" office:value="2006">
            <text:p>2006</text:p>
          </table:table-cell>
          <table:table-cell office:value-type="string">
            <text:p>European Grand Prix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1:31.774</text:p>
          </table:table-cell>
          <table:table-cell office:value-type="string">
            <text:p>1:30.671</text:p>
          </table:table-cell>
          <table:table-cell office:value-type="string">
            <text:p>1:31.88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covered-table-cell/>
        </table:table-row>
        <table:table-row table:style-name="ro1">
          <table:table-cell office:value-type="string">
            <text:p>Nico</text:p>
          </table:table-cell>
          <table:table-cell office:value-type="string">
            <text:p>Rosberg</text:p>
          </table:table-cell>
          <table:table-cell office:value-type="float" office:value="2006">
            <text:p>2006</text:p>
          </table:table-cell>
          <table:table-cell office:value-type="string">
            <text:p>United States Grand Prix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1:13.506</text:p>
          </table:table-cell>
          <table:table-cell table:number-columns-repeated="2" office:value-type="string">
            <text:p>NULL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style-name="ce1" office:value-type="string" table:number-columns-spanned="1" table:number-rows-spanned="4">
            <text:p>Rosberg – DSQ</text:p>
          </table:table-cell>
        </table:table-row>
        <table:table-row table:style-name="ro1">
          <table:table-cell office:value-type="string">
            <text:p>Jarno</text:p>
          </table:table-cell>
          <table:table-cell office:value-type="string">
            <text:p>Trulli</text:p>
          </table:table-cell>
          <table:table-cell office:value-type="float" office:value="2006">
            <text:p>2006</text:p>
          </table:table-cell>
          <table:table-cell office:value-type="string">
            <text:p>United States Grand Prix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string">
            <text:p>1:13.787</text:p>
          </table:table-cell>
          <table:table-cell table:number-columns-repeated="2" office:value-type="string">
            <text:p>NULL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>
            <text:p>Vitantonio</text:p>
          </table:table-cell>
          <table:table-cell office:value-type="string">
            <text:p>Liuzzi</text:p>
          </table:table-cell>
          <table:table-cell office:value-type="float" office:value="2006">
            <text:p>2006</text:p>
          </table:table-cell>
          <table:table-cell office:value-type="string">
            <text:p>United States Grand Pri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1:14.041</text:p>
          </table:table-cell>
          <table:table-cell table:number-columns-repeated="2" office:value-type="string">
            <text:p>NULL</text:p>
          </table:table-cell>
          <table:table-cell table:number-columns-repeated="2" office:value-type="float" office:value="20">
            <text:p>20</text:p>
          </table:table-cell>
          <table:covered-table-cell/>
        </table:table-row>
        <table:table-row table:style-name="ro1">
          <table:table-cell office:value-type="string">
            <text:p>Franck</text:p>
          </table:table-cell>
          <table:table-cell office:value-type="string">
            <text:p>Montagny</text:p>
          </table:table-cell>
          <table:table-cell office:value-type="float" office:value="2006">
            <text:p>2006</text:p>
          </table:table-cell>
          <table:table-cell office:value-type="string">
            <text:p>United States Grand Prix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1:16.036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covered-table-cell/>
        </table:table-row>
        <table:table-row table:style-name="ro1">
          <table:table-cell office:value-type="string">
            <text:p>Scott</text:p>
          </table:table-cell>
          <table:table-cell office:value-type="string">
            <text:p>Speed</text:p>
          </table:table-cell>
          <table:table-cell office:value-type="float" office:value="2006">
            <text:p>2006</text:p>
          </table:table-cell>
          <table:table-cell office:value-type="string">
            <text:p>Hungarian Grand Prix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1:22.317</text:p>
          </table:table-cell>
          <table:table-cell table:number-columns-repeated="2"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style-name="ce1" office:value-type="string" table:number-columns-spanned="1" table:number-rows-spanned="2">
            <text:p>Speed – 3 laps scrapped</text:p>
          </table:table-cell>
        </table:table-row>
        <table:table-row table:style-name="ro1">
          <table:table-cell office:value-type="string">
            <text:p>Takuma</text:p>
          </table:table-cell>
          <table:table-cell office:value-type="string">
            <text:p>Sato</text:p>
          </table:table-cell>
          <table:table-cell office:value-type="float" office:value="2006">
            <text:p>2006</text:p>
          </table:table-cell>
          <table:table-cell office:value-type="string">
            <text:p>Hungarian Grand Prix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string">
            <text:p>1:22.967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covered-table-cell/>
        </table:table-row>
        <table:table-row table:style-name="ro1">
          <table:table-cell office:value-type="string">
            <text:p>Fernando</text:p>
          </table:table-cell>
          <table:table-cell office:value-type="string">
            <text:p>Alonso</text:p>
          </table:table-cell>
          <table:table-cell office:value-type="float" office:value="2007">
            <text:p>2007</text:p>
          </table:table-cell>
          <table:table-cell office:value-type="string">
            <text:p>Hungarian Grand Pri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:20.425</text:p>
          </table:table-cell>
          <table:table-cell office:value-type="string">
            <text:p>1:19.661</text:p>
          </table:table-cell>
          <table:table-cell office:value-type="string">
            <text:p>1:19.67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1" table:number-rows-spanned="6">
            <text:p>Alonso – DSQ</text:p>
          </table:table-cell>
        </table:table-row>
        <table:table-row table:style-name="ro1">
          <table:table-cell office:value-type="string">
            <text:p>Lewis</text:p>
          </table:table-cell>
          <table:table-cell office:value-type="string">
            <text:p>Hamilton</text:p>
          </table:table-cell>
          <table:table-cell office:value-type="float" office:value="2007">
            <text:p>2007</text:p>
          </table:table-cell>
          <table:table-cell office:value-type="string">
            <text:p>Hungarian Grand Prix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1:19.570</text:p>
          </table:table-cell>
          <table:table-cell office:value-type="string">
            <text:p>1:19.301</text:p>
          </table:table-cell>
          <table:table-cell office:value-type="string">
            <text:p>1:19.7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covered-table-cell/>
        </table:table-row>
        <table:table-row table:style-name="ro1">
          <table:table-cell office:value-type="string">
            <text:p>Nick</text:p>
          </table:table-cell>
          <table:table-cell office:value-type="string">
            <text:p>Heidfeld</text:p>
          </table:table-cell>
          <table:table-cell office:value-type="float" office:value="2007">
            <text:p>2007</text:p>
          </table:table-cell>
          <table:table-cell office:value-type="string">
            <text:p>Hungarian Grand Prix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1:20.751</text:p>
          </table:table-cell>
          <table:table-cell office:value-type="string">
            <text:p>1:20.322</text:p>
          </table:table-cell>
          <table:table-cell office:value-type="string">
            <text:p>1:20.25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covered-table-cell/>
        </table:table-row>
        <table:table-row table:style-name="ro1">
          <table:table-cell office:value-type="string">
            <text:p>Kimi</text:p>
          </table:table-cell>
          <table:table-cell office:value-type="string">
            <text:p>Räikkönen</text:p>
          </table:table-cell>
          <table:table-cell office:value-type="float" office:value="2007">
            <text:p>2007</text:p>
          </table:table-cell>
          <table:table-cell office:value-type="string">
            <text:p>Hungarian Grand Prix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1:20.435</text:p>
          </table:table-cell>
          <table:table-cell office:value-type="string">
            <text:p>1:20.107</text:p>
          </table:table-cell>
          <table:table-cell office:value-type="string">
            <text:p>1:20.4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covered-table-cell/>
        </table:table-row>
        <table:table-row table:style-name="ro1">
          <table:table-cell office:value-type="string">
            <text:p>Nico</text:p>
          </table:table-cell>
          <table:table-cell office:value-type="string">
            <text:p>Rosberg</text:p>
          </table:table-cell>
          <table:table-cell office:value-type="float" office:value="2007">
            <text:p>2007</text:p>
          </table:table-cell>
          <table:table-cell office:value-type="string">
            <text:p>Hungarian Grand Prix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1:20.547</text:p>
          </table:table-cell>
          <table:table-cell office:value-type="string">
            <text:p>1:20.188</text:p>
          </table:table-cell>
          <table:table-cell office:value-type="string">
            <text:p>1:20.63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covered-table-cell/>
        </table:table-row>
        <table:table-row table:style-name="ro1">
          <table:table-cell office:value-type="string">
            <text:p>Ralf</text:p>
          </table:table-cell>
          <table:table-cell office:value-type="string">
            <text:p>Schumacher</text:p>
          </table:table-cell>
          <table:table-cell office:value-type="float" office:value="2007">
            <text:p>2007</text:p>
          </table:table-cell>
          <table:table-cell office:value-type="string">
            <text:p>Hungarian Grand Prix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1:20.449</text:p>
          </table:table-cell>
          <table:table-cell office:value-type="string">
            <text:p>1:20.455</text:p>
          </table:table-cell>
          <table:table-cell office:value-type="string">
            <text:p>1:20.71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covered-table-cell/>
        </table:table-row>
        <table:table-row table:style-name="ro1">
          <table:table-cell office:value-type="string">
            <text:p>Giancarlo</text:p>
          </table:table-cell>
          <table:table-cell office:value-type="string">
            <text:p>Fisichella</text:p>
          </table:table-cell>
          <table:table-cell office:value-type="float" office:value="2007">
            <text:p>2007</text:p>
          </table:table-cell>
          <table:table-cell office:value-type="string">
            <text:p>Hungarian Grand Prix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1:21.645</text:p>
          </table:table-cell>
          <table:table-cell office:value-type="string">
            <text:p>1:20.590</text:p>
          </table:table-cell>
          <table:table-cell office:value-type="string">
            <text:p>1:21.07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1" office:value-type="string" table:number-columns-spanned="1" table:number-rows-spanned="6">
            <text:p>Fisichella – DSQ</text:p>
          </table:table-cell>
        </table:table-row>
        <table:table-row table:style-name="ro1">
          <table:table-cell office:value-type="string">
            <text:p>Jarno</text:p>
          </table:table-cell>
          <table:table-cell office:value-type="string">
            <text:p>Trulli</text:p>
          </table:table-cell>
          <table:table-cell office:value-type="float" office:value="2007">
            <text:p>2007</text:p>
          </table:table-cell>
          <table:table-cell office:value-type="string">
            <text:p>Hungarian Grand Prix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1:20.481</text:p>
          </table:table-cell>
          <table:table-cell office:value-type="string">
            <text:p>1:19.951</text:p>
          </table:table-cell>
          <table:table-cell office:value-type="string">
            <text:p>1:21.20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covered-table-cell/>
        </table:table-row>
        <table:table-row table:style-name="ro1">
          <table:table-cell office:value-type="string">
            <text:p>Mark</text:p>
          </table:table-cell>
          <table:table-cell office:value-type="string">
            <text:p>Webber</text:p>
          </table:table-cell>
          <table:table-cell office:value-type="float" office:value="2007">
            <text:p>2007</text:p>
          </table:table-cell>
          <table:table-cell office:value-type="string">
            <text:p>Hungarian Grand Prix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1:20.794</text:p>
          </table:table-cell>
          <table:table-cell office:value-type="string">
            <text:p>1:20.439</text:p>
          </table:table-cell>
          <table:table-cell office:value-type="string">
            <text:p>1:21.25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covered-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Coulthard</text:p>
          </table:table-cell>
          <table:table-cell office:value-type="float" office:value="2007">
            <text:p>2007</text:p>
          </table:table-cell>
          <table:table-cell office:value-type="string">
            <text:p>Hungarian Grand Prix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string">
            <text:p>1:21.291</text:p>
          </table:table-cell>
          <table:table-cell office:value-type="string">
            <text:p>1:20.718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covered-table-cell/>
        </table:table-row>
        <table:table-row table:style-name="ro1">
          <table:table-cell office:value-type="string">
            <text:p>Heikki</text:p>
          </table:table-cell>
          <table:table-cell office:value-type="string">
            <text:p>Kovalainen</text:p>
          </table:table-cell>
          <table:table-cell office:value-type="float" office:value="2007">
            <text:p>2007</text:p>
          </table:table-cell>
          <table:table-cell office:value-type="string">
            <text:p>Hungarian Grand Prix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1:20.285</text:p>
          </table:table-cell>
          <table:table-cell office:value-type="string">
            <text:p>1:20.779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covered-table-cell/>
        </table:table-row>
        <table:table-row table:style-name="ro1">
          <table:table-cell office:value-type="string">
            <text:p>Alexander</text:p>
          </table:table-cell>
          <table:table-cell office:value-type="string">
            <text:p>Wurz</text:p>
          </table:table-cell>
          <table:table-cell office:value-type="float" office:value="2007">
            <text:p>2007</text:p>
          </table:table-cell>
          <table:table-cell office:value-type="string">
            <text:p>Hungarian Grand Prix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>1:21.243</text:p>
          </table:table-cell>
          <table:table-cell office:value-type="string">
            <text:p>1:20.865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covered-table-cell/>
        </table:table-row>
        <table:table-row table:style-name="ro1">
          <table:table-cell office:value-type="string">
            <text:p>Heikki</text:p>
          </table:table-cell>
          <table:table-cell office:value-type="string">
            <text:p>Kovalainen</text:p>
          </table:table-cell>
          <table:table-cell office:value-type="float" office:value="2008">
            <text:p>2008</text:p>
          </table:table-cell>
          <table:table-cell office:value-type="string">
            <text:p>Malaysian Grand Prix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1:35.227</text:p>
          </table:table-cell>
          <table:table-cell office:value-type="string">
            <text:p>1:34.759</text:p>
          </table:table-cell>
          <table:table-cell office:value-type="string">
            <text:p>1:36.61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style-name="ce1" office:value-type="string" table:number-columns-spanned="1" table:number-rows-spanned="7">
            <text:p>Kovalainen, Hamilton – DSQ</text:p>
          </table:table-cell>
        </table:table-row>
        <table:table-row table:style-name="ro1">
          <table:table-cell office:value-type="string">
            <text:p>Lewis</text:p>
          </table:table-cell>
          <table:table-cell office:value-type="string">
            <text:p>Hamilton</text:p>
          </table:table-cell>
          <table:table-cell office:value-type="float" office:value="2008">
            <text:p>2008</text:p>
          </table:table-cell>
          <table:table-cell office:value-type="string">
            <text:p>Malaysian Grand Prix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string">
            <text:p>1:35.392</text:p>
          </table:table-cell>
          <table:table-cell office:value-type="string">
            <text:p>1:34.627</text:p>
          </table:table-cell>
          <table:table-cell office:value-type="string">
            <text:p>1:36.70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covered-table-cell/>
        </table:table-row>
        <table:table-row table:style-name="ro1">
          <table:table-cell office:value-type="string">
            <text:p>Jarno</text:p>
          </table:table-cell>
          <table:table-cell office:value-type="string">
            <text:p>Trulli</text:p>
          </table:table-cell>
          <table:table-cell office:value-type="float" office:value="2008">
            <text:p>2008</text:p>
          </table:table-cell>
          <table:table-cell office:value-type="string">
            <text:p>Malaysian Grand Prix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1:35.205</text:p>
          </table:table-cell>
          <table:table-cell office:value-type="string">
            <text:p>1:34.960</text:p>
          </table:table-cell>
          <table:table-cell office:value-type="string">
            <text:p>1:36.7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covered-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Kubica</text:p>
          </table:table-cell>
          <table:table-cell office:value-type="float" office:value="2008">
            <text:p>2008</text:p>
          </table:table-cell>
          <table:table-cell office:value-type="string">
            <text:p>Malaysian Grand Prix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1:35.794</text:p>
          </table:table-cell>
          <table:table-cell office:value-type="string">
            <text:p>1:34.811</text:p>
          </table:table-cell>
          <table:table-cell office:value-type="string">
            <text:p>1:36.727</text:p>
          </table:table-cell>
          <table:table-cell table:number-columns-repeated="2" office:value-type="float" office:value="4">
            <text:p>4</text:p>
          </table:table-cell>
          <table:covered-table-cell/>
        </table:table-row>
        <table:table-row table:style-name="ro1">
          <table:table-cell office:value-type="string">
            <text:p>Nick</text:p>
          </table:table-cell>
          <table:table-cell office:value-type="string">
            <text:p>Heidfeld</text:p>
          </table:table-cell>
          <table:table-cell office:value-type="float" office:value="2008">
            <text:p>2008</text:p>
          </table:table-cell>
          <table:table-cell office:value-type="string">
            <text:p>Malaysian Grand Pri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1:35.729</text:p>
          </table:table-cell>
          <table:table-cell office:value-type="string">
            <text:p>1:34.648</text:p>
          </table:table-cell>
          <table:table-cell office:value-type="string">
            <text:p>1:36.7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covered-table-cell/>
        </table:table-row>
        <table:table-row table:style-name="ro1">
          <table:table-cell office:value-type="string">
            <text:p>Mark</text:p>
          </table:table-cell>
          <table:table-cell office:value-type="string">
            <text:p>Webber</text:p>
          </table:table-cell>
          <table:table-cell office:value-type="float" office:value="2008">
            <text:p>2008</text:p>
          </table:table-cell>
          <table:table-cell office:value-type="string">
            <text:p>Malaysian Grand Prix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1:35.440</text:p>
          </table:table-cell>
          <table:table-cell office:value-type="string">
            <text:p>1:34.967</text:p>
          </table:table-cell>
          <table:table-cell office:value-type="string">
            <text:p>1:37.00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covered-table-cell/>
        </table:table-row>
        <table:table-row table:style-name="ro1">
          <table:table-cell office:value-type="string">
            <text:p>Fernando</text:p>
          </table:table-cell>
          <table:table-cell office:value-type="string">
            <text:p>Alonso</text:p>
          </table:table-cell>
          <table:table-cell office:value-type="float" office:value="2008">
            <text:p>2008</text:p>
          </table:table-cell>
          <table:table-cell office:value-type="string">
            <text:p>Malaysian Grand Prix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1:35.983</text:p>
          </table:table-cell>
          <table:table-cell office:value-type="string">
            <text:p>1:35.140</text:p>
          </table:table-cell>
          <table:table-cell office:value-type="string">
            <text:p>1:38.4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covered-table-cell/>
        </table:table-row>
        <table:table-row table:style-name="ro1">
          <table:table-cell office:value-type="string">
            <text:p>Giancarlo</text:p>
          </table:table-cell>
          <table:table-cell office:value-type="string">
            <text:p>Fisichella</text:p>
          </table:table-cell>
          <table:table-cell office:value-type="float" office:value="2008">
            <text:p>2008</text:p>
          </table:table-cell>
          <table:table-cell office:value-type="string">
            <text:p>Turkish Grand Prix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1:27.807</text:p>
          </table:table-cell>
          <table:table-cell table:number-columns-repeated="2"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style-name="ce1" office:value-type="string" table:number-columns-spanned="1" table:number-rows-spanned="2">
            <text:p>Fisichella – DSQ</text:p>
          </table:table-cell>
        </table:table-row>
        <table:table-row table:style-name="ro1">
          <table:table-cell office:value-type="string">
            <text:p>Adrian</text:p>
          </table:table-cell>
          <table:table-cell office:value-type="string">
            <text:p>Sutil</text:p>
          </table:table-cell>
          <table:table-cell office:value-type="float" office:value="2008">
            <text:p>2008</text:p>
          </table:table-cell>
          <table:table-cell office:value-type="string">
            <text:p>Turkish Grand Prix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1:28.325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covered-table-cell/>
        </table:table-row>
        <table:table-row table:style-name="ro1">
          <table:table-cell office:value-type="string">
            <text:p>Heikki</text:p>
          </table:table-cell>
          <table:table-cell office:value-type="string">
            <text:p>Kovalainen</text:p>
          </table:table-cell>
          <table:table-cell office:value-type="float" office:value="2008">
            <text:p>2008</text:p>
          </table:table-cell>
          <table:table-cell office:value-type="string">
            <text:p>French Grand Prix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string">
            <text:p>1:15.965</text:p>
          </table:table-cell>
          <table:table-cell office:value-type="string">
            <text:p>1:15.639</text:p>
          </table:table-cell>
          <table:table-cell office:value-type="string">
            <text:p>1:16.944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style-name="ce1" office:value-type="string" table:number-columns-spanned="1" table:number-rows-spanned="6">
            <text:p>Kovalainen – DSQ</text:p>
          </table:table-cell>
        </table:table-row>
        <table:table-row table:style-name="ro1">
          <table:table-cell office:value-type="string">
            <text:p>Robert</text:p>
          </table:table-cell>
          <table:table-cell office:value-type="string">
            <text:p>Kubica</text:p>
          </table:table-cell>
          <table:table-cell office:value-type="float" office:value="2008">
            <text:p>2008</text:p>
          </table:table-cell>
          <table:table-cell office:value-type="string">
            <text:p>French Grand Prix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1:15.687</text:p>
          </table:table-cell>
          <table:table-cell office:value-type="string">
            <text:p>1:15.723</text:p>
          </table:table-cell>
          <table:table-cell office:value-type="string">
            <text:p>1:17.03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covered-table-cell/>
        </table:table-row>
        <table:table-row table:style-name="ro1">
          <table:table-cell office:value-type="string">
            <text:p>Mark</text:p>
          </table:table-cell>
          <table:table-cell office:value-type="string">
            <text:p>Webber</text:p>
          </table:table-cell>
          <table:table-cell office:value-type="float" office:value="2008">
            <text:p>2008</text:p>
          </table:table-cell>
          <table:table-cell office:value-type="string">
            <text:p>French Grand Prix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1:16.020</text:p>
          </table:table-cell>
          <table:table-cell office:value-type="string">
            <text:p>1:15.488</text:p>
          </table:table-cell>
          <table:table-cell office:value-type="string">
            <text:p>1:17.23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covered-table-cell/>
        </table:table-row>
        <table:table-row table:style-name="ro1">
          <table:table-cell office:value-type="string">
            <text:p>David</text:p>
          </table:table-cell>
          <table:table-cell office:value-type="string">
            <text:p>Coulthard</text:p>
          </table:table-cell>
          <table:table-cell office:value-type="float" office:value="2008">
            <text:p>2008</text:p>
          </table:table-cell>
          <table:table-cell office:value-type="string">
            <text:p>French Grand Prix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1:15.802</text:p>
          </table:table-cell>
          <table:table-cell office:value-type="string">
            <text:p>1:15.654</text:p>
          </table:table-cell>
          <table:table-cell office:value-type="string">
            <text:p>1:17.42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covered-table-cell/>
        </table:table-row>
        <table:table-row table:style-name="ro1">
          <table:table-cell office:value-type="string">
            <text:p>Timo</text:p>
          </table:table-cell>
          <table:table-cell office:value-type="string">
            <text:p>Glock</text:p>
          </table:table-cell>
          <table:table-cell office:value-type="float" office:value="2008">
            <text:p>2008</text:p>
          </table:table-cell>
          <table:table-cell office:value-type="string">
            <text:p>French Grand Prix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1:15.727</text:p>
          </table:table-cell>
          <table:table-cell office:value-type="string">
            <text:p>1:15.558</text:p>
          </table:table-cell>
          <table:table-cell office:value-type="string">
            <text:p>1:17.59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covered-table-cell/>
        </table:table-row>
        <table:table-row table:style-name="ro1">
          <table:table-cell office:value-type="string">
            <text:p>Nelson</text:p>
          </table:table-cell>
          <table:table-cell office:value-type="string">
            <text:p>Piquet Jr.</text:p>
          </table:table-cell>
          <table:table-cell office:value-type="float" office:value="2008">
            <text:p>2008</text:p>
          </table:table-cell>
          <table:table-cell office:value-type="string">
            <text:p>French Grand Prix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1:15.848</text:p>
          </table:table-cell>
          <table:table-cell office:value-type="string">
            <text:p>1:15.770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covered-table-cell/>
        </table:table-row>
        <table:table-row table:style-name="ro1">
          <table:table-cell office:value-type="string">
            <text:p>Sébastien</text:p>
          </table:table-cell>
          <table:table-cell office:value-type="string">
            <text:p>Bourdais</text:p>
          </table:table-cell>
          <table:table-cell office:value-type="float" office:value="2008">
            <text:p>2008</text:p>
          </table:table-cell>
          <table:table-cell office:value-type="string">
            <text:p>Hungarian Grand Prix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1:20.640</text:p>
          </table:table-cell>
          <table:table-cell office:value-type="string">
            <text:p>1:20.963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style-name="ce1" office:value-type="string" table:number-columns-spanned="1" table:number-rows-spanned="6">
            <text:p>Bourdais – DSQ</text:p>
          </table:table-cell>
        </table:table-row>
        <table:table-row table:style-name="ro1">
          <table:table-cell office:value-type="string">
            <text:p>Nico</text:p>
          </table:table-cell>
          <table:table-cell office:value-type="string">
            <text:p>Rosberg</text:p>
          </table:table-cell>
          <table:table-cell office:value-type="float" office:value="2008">
            <text:p>2008</text:p>
          </table:table-cell>
          <table:table-cell office:value-type="string">
            <text:p>Hungarian Grand Prix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1:20.748</text:p>
          </table:table-cell>
          <table:table-cell table:number-columns-repeated="2" office:value-type="string">
            <text:p>NULL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covered-table-cell/>
        </table:table-row>
        <table:table-row table:style-name="ro1">
          <table:table-cell office:value-type="string">
            <text:p>Nick</text:p>
          </table:table-cell>
          <table:table-cell office:value-type="string">
            <text:p>Heidfeld</text:p>
          </table:table-cell>
          <table:table-cell office:value-type="float" office:value="2008">
            <text:p>2008</text:p>
          </table:table-cell>
          <table:table-cell office:value-type="string">
            <text:p>Hungarian Grand Prix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1:21.045</text:p>
          </table:table-cell>
          <table:table-cell table:number-columns-repeated="2"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covered-table-cell/>
        </table:table-row>
        <table:table-row table:style-name="ro1">
          <table:table-cell office:value-type="string">
            <text:p>Kazuki</text:p>
          </table:table-cell>
          <table:table-cell office:value-type="string">
            <text:p>Nakajima</text:p>
          </table:table-cell>
          <table:table-cell office:value-type="float" office:value="2008">
            <text:p>2008</text:p>
          </table:table-cell>
          <table:table-cell office:value-type="string">
            <text:p>Hungarian Grand Prix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1:21.085</text:p>
          </table:table-cell>
          <table:table-cell table:number-columns-repeated="2"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>
            <text:p>Rubens</text:p>
          </table:table-cell>
          <table:table-cell office:value-type="string">
            <text:p>Barrichello</text:p>
          </table:table-cell>
          <table:table-cell office:value-type="float" office:value="2008">
            <text:p>2008</text:p>
          </table:table-cell>
          <table:table-cell office:value-type="string">
            <text:p>Hungarian Grand Prix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1:21.332</text:p>
          </table:table-cell>
          <table:table-cell table:number-columns-repeated="2" office:value-type="string">
            <text:p>NULL</text:p>
          </table:table-cell>
          <table:table-cell table:number-columns-repeated="2" office:value-type="float" office:value="17">
            <text:p>17</text:p>
          </table:table-cell>
          <table:covered-table-cell/>
        </table:table-row>
        <table:table-row table:style-name="ro1">
          <table:table-cell office:value-type="string">
            <text:p>Giancarlo</text:p>
          </table:table-cell>
          <table:table-cell office:value-type="string">
            <text:p>Fisichella</text:p>
          </table:table-cell>
          <table:table-cell office:value-type="float" office:value="2008">
            <text:p>2008</text:p>
          </table:table-cell>
          <table:table-cell office:value-type="string">
            <text:p>Hungarian Grand Prix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1:21.670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Nick</text:p>
          </table:table-cell>
          <table:table-cell office:value-type="string">
            <text:p>Heidfeld</text:p>
          </table:table-cell>
          <table:table-cell office:value-type="float" office:value="2008">
            <text:p>2008</text:p>
          </table:table-cell>
          <table:table-cell office:value-type="string">
            <text:p>Singapore Grand Prix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1:45.548</text:p>
          </table:table-cell>
          <table:table-cell office:value-type="string">
            <text:p>1:44.520</text:p>
          </table:table-cell>
          <table:table-cell office:value-type="string">
            <text:p>1:45.96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" office:value-type="string" table:number-columns-spanned="1" table:number-rows-spanned="4">
            <text:p>Heidfeld – DSQ</text:p>
          </table:table-cell>
        </table:table-row>
        <table:table-row table:style-name="ro1">
          <table:table-cell office:value-type="string">
            <text:p>Sebastian</text:p>
          </table:table-cell>
          <table:table-cell office:value-type="string">
            <text:p>Vettel</text:p>
          </table:table-cell>
          <table:table-cell office:value-type="float" office:value="2008">
            <text:p>2008</text:p>
          </table:table-cell>
          <table:table-cell office:value-type="string">
            <text:p>Singapore Grand Prix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1:45.042</text:p>
          </table:table-cell>
          <table:table-cell office:value-type="string">
            <text:p>1:44.261</text:p>
          </table:table-cell>
          <table:table-cell office:value-type="string">
            <text:p>1:46.24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covered-table-cell/>
        </table:table-row>
        <table:table-row table:style-name="ro1">
          <table:table-cell office:value-type="string">
            <text:p>Timo</text:p>
          </table:table-cell>
          <table:table-cell office:value-type="string">
            <text:p>Glock</text:p>
          </table:table-cell>
          <table:table-cell office:value-type="float" office:value="2008">
            <text:p>2008</text:p>
          </table:table-cell>
          <table:table-cell office:value-type="string">
            <text:p>Singapore Grand Prix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1:45.184</text:p>
          </table:table-cell>
          <table:table-cell office:value-type="string">
            <text:p>1:44.441</text:p>
          </table:table-cell>
          <table:table-cell office:value-type="string">
            <text:p>1:46.32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covered-table-cell/>
        </table:table-row>
        <table:table-row table:style-name="ro1">
          <table:table-cell office:value-type="string">
            <text:p>Nico</text:p>
          </table:table-cell>
          <table:table-cell office:value-type="string">
            <text:p>Rosberg</text:p>
          </table:table-cell>
          <table:table-cell office:value-type="float" office:value="2008">
            <text:p>2008</text:p>
          </table:table-cell>
          <table:table-cell office:value-type="string">
            <text:p>Singapore Grand Prix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1:45.103</text:p>
          </table:table-cell>
          <table:table-cell office:value-type="string">
            <text:p>1:44.429</text:p>
          </table:table-cell>
          <table:table-cell office:value-type="string">
            <text:p>1:46.6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covered-table-cell/>
        </table:table-row>
        <table:table-row table:style-name="ro1">
          <table:table-cell office:value-type="string">
            <text:p>Nick</text:p>
          </table:table-cell>
          <table:table-cell office:value-type="string">
            <text:p>Heidfeld</text:p>
          </table:table-cell>
          <table:table-cell office:value-type="float" office:value="2008">
            <text:p>2008</text:p>
          </table:table-cell>
          <table:table-cell office:value-type="string">
            <text:p>Chinese Grand Pri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1:36.224</text:p>
          </table:table-cell>
          <table:table-cell office:value-type="string">
            <text:p>1:35.403</text:p>
          </table:table-cell>
          <table:table-cell office:value-type="string">
            <text:p>1:37.20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" office:value-type="string" table:number-columns-spanned="1" table:number-rows-spanned="3">
            <text:p>Heidfeld – DSQ</text:p>
          </table:table-cell>
        </table:table-row>
        <table:table-row table:style-name="ro1">
          <table:table-cell office:value-type="string">
            <text:p>Sebastian</text:p>
          </table:table-cell>
          <table:table-cell office:value-type="string">
            <text:p>Vettel</text:p>
          </table:table-cell>
          <table:table-cell office:value-type="float" office:value="2008">
            <text:p>2008</text:p>
          </table:table-cell>
          <table:table-cell office:value-type="string">
            <text:p>Chinese Grand Prix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string">
            <text:p>1:35.752</text:p>
          </table:table-cell>
          <table:table-cell office:value-type="string">
            <text:p>1:35.386</text:p>
          </table:table-cell>
          <table:table-cell office:value-type="string">
            <text:p>1:37.68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covered-table-cell/>
        </table:table-row>
        <table:table-row table:style-name="ro1">
          <table:table-cell office:value-type="string">
            <text:p>Jarno</text:p>
          </table:table-cell>
          <table:table-cell office:value-type="string">
            <text:p>Trulli</text:p>
          </table:table-cell>
          <table:table-cell office:value-type="float" office:value="2008">
            <text:p>2008</text:p>
          </table:table-cell>
          <table:table-cell office:value-type="string">
            <text:p>Chinese Grand Prix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string">
            <text:p>1:36.104</text:p>
          </table:table-cell>
          <table:table-cell office:value-type="string">
            <text:p>1:35.715</text:p>
          </table:table-cell>
          <table:table-cell office:value-type="string">
            <text:p>1:37.93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covered-table-cell/>
        </table:table-row>
        <table:table-row table:style-name="ro1">
          <table:table-cell office:value-type="string">
            <text:p>Timo</text:p>
          </table:table-cell>
          <table:table-cell office:value-type="string">
            <text:p>Glock</text:p>
          </table:table-cell>
          <table:table-cell office:value-type="float" office:value="2009">
            <text:p>2009</text:p>
          </table:table-cell>
          <table:table-cell office:value-type="string">
            <text:p>Australian Grand Prix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1:25.499</text:p>
          </table:table-cell>
          <table:table-cell office:value-type="string">
            <text:p>1:25.281</text:p>
          </table:table-cell>
          <table:table-cell office:value-type="string">
            <text:p>1:26.97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style-name="ce1" office:value-type="string" table:number-columns-spanned="1" table:number-rows-spanned="15">
            <text:p>Glock, Trulli – DSQ</text:p>
          </table:table-cell>
        </table:table-row>
        <table:table-row table:style-name="ro1">
          <table:table-cell office:value-type="string">
            <text:p>Felipe</text:p>
          </table:table-cell>
          <table:table-cell office:value-type="string">
            <text:p>Massa</text:p>
          </table:table-cell>
          <table:table-cell office:value-type="float" office:value="2009">
            <text:p>2009</text:p>
          </table:table-cell>
          <table:table-cell office:value-type="string">
            <text:p>Australian Grand Pri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1:25.844</text:p>
          </table:table-cell>
          <table:table-cell office:value-type="string">
            <text:p>1:25.319</text:p>
          </table:table-cell>
          <table:table-cell office:value-type="string">
            <text:p>1:27.03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covered-table-cell/>
        </table:table-row>
        <table:table-row table:style-name="ro1">
          <table:table-cell office:value-type="string">
            <text:p>Jarno</text:p>
          </table:table-cell>
          <table:table-cell office:value-type="string">
            <text:p>Trulli</text:p>
          </table:table-cell>
          <table:table-cell office:value-type="float" office:value="2009">
            <text:p>2009</text:p>
          </table:table-cell>
          <table:table-cell office:value-type="string">
            <text:p>Australian Grand Pri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1:26.194</text:p>
          </table:table-cell>
          <table:table-cell office:value-type="string">
            <text:p>1:25.265</text:p>
          </table:table-cell>
          <table:table-cell office:value-type="string">
            <text:p>1:27.127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covered-table-cell/>
        </table:table-row>
        <table:table-row table:style-name="ro1">
          <table:table-cell office:value-type="string">
            <text:p>Kimi</text:p>
          </table:table-cell>
          <table:table-cell office:value-type="string">
            <text:p>Räikkönen</text:p>
          </table:table-cell>
          <table:table-cell office:value-type="float" office:value="2009">
            <text:p>2009</text:p>
          </table:table-cell>
          <table:table-cell office:value-type="string">
            <text:p>Australian Grand Prix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1:25.899</text:p>
          </table:table-cell>
          <table:table-cell office:value-type="string">
            <text:p>1:25.380</text:p>
          </table:table-cell>
          <table:table-cell office:value-type="string">
            <text:p>1:27.16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covered-table-cell/>
        </table:table-row>
        <table:table-row table:style-name="ro1">
          <table:table-cell office:value-type="string">
            <text:p>Mark</text:p>
          </table:table-cell>
          <table:table-cell office:value-type="string">
            <text:p>Webber</text:p>
          </table:table-cell>
          <table:table-cell office:value-type="float" office:value="2009">
            <text:p>2009</text:p>
          </table:table-cell>
          <table:table-cell office:value-type="string">
            <text:p>Australian Grand Prix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1:25.427</text:p>
          </table:table-cell>
          <table:table-cell office:value-type="string">
            <text:p>1:25.241</text:p>
          </table:table-cell>
          <table:table-cell office:value-type="string">
            <text:p>1:27.24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covered-table-cell/>
        </table:table-row>
        <table:table-row table:style-name="ro1">
          <table:table-cell office:value-type="string">
            <text:p>Nick</text:p>
          </table:table-cell>
          <table:table-cell office:value-type="string">
            <text:p>Heidfeld</text:p>
          </table:table-cell>
          <table:table-cell office:value-type="float" office:value="2009">
            <text:p>2009</text:p>
          </table:table-cell>
          <table:table-cell office:value-type="string">
            <text:p>Australian Grand Prix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1:25.827</text:p>
          </table:table-cell>
          <table:table-cell office:value-type="string">
            <text:p>1:25.504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covered-table-cell/>
        </table:table-row>
        <table:table-row table:style-name="ro1">
          <table:table-cell office:value-type="string">
            <text:p>Fernando</text:p>
          </table:table-cell>
          <table:table-cell office:value-type="string">
            <text:p>Alonso</text:p>
          </table:table-cell>
          <table:table-cell office:value-type="float" office:value="2009">
            <text:p>2009</text:p>
          </table:table-cell>
          <table:table-cell office:value-type="string">
            <text:p>Australian Grand Prix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1:26.026</text:p>
          </table:table-cell>
          <table:table-cell office:value-type="string">
            <text:p>1:25.605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covered-table-cell/>
        </table:table-row>
        <table:table-row table:style-name="ro1">
          <table:table-cell office:value-type="string">
            <text:p>Kazuki</text:p>
          </table:table-cell>
          <table:table-cell office:value-type="string">
            <text:p>Nakajima</text:p>
          </table:table-cell>
          <table:table-cell office:value-type="float" office:value="2009">
            <text:p>2009</text:p>
          </table:table-cell>
          <table:table-cell office:value-type="string">
            <text:p>Australian Grand Prix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string">
            <text:p>1:26.074</text:p>
          </table:table-cell>
          <table:table-cell office:value-type="string">
            <text:p>1:25.607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covered-table-cell/>
        </table:table-row>
        <table:table-row table:style-name="ro1">
          <table:table-cell office:value-type="string">
            <text:p>Heikki</text:p>
          </table:table-cell>
          <table:table-cell office:value-type="string">
            <text:p>Kovalainen</text:p>
          </table:table-cell>
          <table:table-cell office:value-type="float" office:value="2009">
            <text:p>2009</text:p>
          </table:table-cell>
          <table:table-cell office:value-type="string">
            <text:p>Australian Grand Prix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:26.184</text:p>
          </table:table-cell>
          <table:table-cell office:value-type="string">
            <text:p>1:25.726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covered-table-cell/>
        </table:table-row>
        <table:table-row table:style-name="ro1">
          <table:table-cell office:value-type="string">
            <text:p>Lewis</text:p>
          </table:table-cell>
          <table:table-cell office:value-type="string">
            <text:p>Hamilton</text:p>
          </table:table-cell>
          <table:table-cell office:value-type="float" office:value="2009">
            <text:p>2009</text:p>
          </table:table-cell>
          <table:table-cell office:value-type="string">
            <text:p>Australian Grand Prix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1:26.454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covered-table-cell/>
        </table:table-row>
        <table:table-row table:style-name="ro1">
          <table:table-cell office:value-type="string">
            <text:p>Sébastien</text:p>
          </table:table-cell>
          <table:table-cell office:value-type="string">
            <text:p>Buemi</text:p>
          </table:table-cell>
          <table:table-cell office:value-type="float" office:value="2009">
            <text:p>2009</text:p>
          </table:table-cell>
          <table:table-cell office:value-type="string">
            <text:p>Australian Grand Prix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1:26.503</text:p>
          </table:table-cell>
          <table:table-cell table:number-columns-repeated="2" office:value-type="string">
            <text:p>NULL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covered-table-cell/>
        </table:table-row>
        <table:table-row table:style-name="ro1">
          <table:table-cell office:value-type="string">
            <text:p>Nelson</text:p>
          </table:table-cell>
          <table:table-cell office:value-type="string">
            <text:p>Piquet Jr.</text:p>
          </table:table-cell>
          <table:table-cell office:value-type="float" office:value="2009">
            <text:p>2009</text:p>
          </table:table-cell>
          <table:table-cell office:value-type="string">
            <text:p>Australian Grand Prix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1:26.598</text:p>
          </table:table-cell>
          <table:table-cell table:number-columns-repeated="2" office:value-type="string">
            <text:p>NULL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>
            <text:p>Giancarlo</text:p>
          </table:table-cell>
          <table:table-cell office:value-type="string">
            <text:p>Fisichella</text:p>
          </table:table-cell>
          <table:table-cell office:value-type="float" office:value="2009">
            <text:p>2009</text:p>
          </table:table-cell>
          <table:table-cell office:value-type="string">
            <text:p>Australian Grand Prix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string">
            <text:p>1:26.677</text:p>
          </table:table-cell>
          <table:table-cell table:number-columns-repeated="2"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Sutil</text:p>
          </table:table-cell>
          <table:table-cell office:value-type="float" office:value="2009">
            <text:p>2009</text:p>
          </table:table-cell>
          <table:table-cell office:value-type="string">
            <text:p>Australian Grand Prix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1:26.742</text:p>
          </table:table-cell>
          <table:table-cell table:number-columns-repeated="2"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covered-table-cell/>
        </table:table-row>
        <table:table-row table:style-name="ro1">
          <table:table-cell office:value-type="string">
            <text:p>Sébastien</text:p>
          </table:table-cell>
          <table:table-cell office:value-type="string">
            <text:p>Bourdais</text:p>
          </table:table-cell>
          <table:table-cell office:value-type="float" office:value="2009">
            <text:p>2009</text:p>
          </table:table-cell>
          <table:table-cell office:value-type="string">
            <text:p>Australian Grand Prix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1:26.964</text:p>
          </table:table-cell>
          <table:table-cell table:number-columns-repeated="2"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covered-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Sutil</text:p>
          </table:table-cell>
          <table:table-cell office:value-type="float" office:value="2009">
            <text:p>2009</text:p>
          </table:table-cell>
          <table:table-cell office:value-type="string">
            <text:p>Bahrain Grand Prix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string">
            <text:p>1:33.722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style-name="ce1" office:value-type="string" table:number-columns-spanned="1" table:number-rows-spanned="4">
            <text:p>Sutil – DSQ</text:p>
          </table:table-cell>
        </table:table-row>
        <table:table-row table:style-name="ro1">
          <table:table-cell office:value-type="string">
            <text:p>Sébastien</text:p>
          </table:table-cell>
          <table:table-cell office:value-type="string">
            <text:p>Buemi</text:p>
          </table:table-cell>
          <table:table-cell office:value-type="float" office:value="2009">
            <text:p>2009</text:p>
          </table:table-cell>
          <table:table-cell office:value-type="string">
            <text:p>Bahrain Grand Prix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1:33.753</text:p>
          </table:table-cell>
          <table:table-cell table:number-columns-repeated="2"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covered-table-cell/>
        </table:table-row>
        <table:table-row table:style-name="ro1">
          <table:table-cell office:value-type="string">
            <text:p>Giancarlo</text:p>
          </table:table-cell>
          <table:table-cell office:value-type="string">
            <text:p>Fisichella</text:p>
          </table:table-cell>
          <table:table-cell office:value-type="float" office:value="2009">
            <text:p>2009</text:p>
          </table:table-cell>
          <table:table-cell office:value-type="string">
            <text:p>Bahrain Grand Prix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string">
            <text:p>1:33.910</text:p>
          </table:table-cell>
          <table:table-cell table:number-columns-repeated="2"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Mark</text:p>
          </table:table-cell>
          <table:table-cell office:value-type="string">
            <text:p>Webber</text:p>
          </table:table-cell>
          <table:table-cell office:value-type="float" office:value="2009">
            <text:p>2009</text:p>
          </table:table-cell>
          <table:table-cell office:value-type="string">
            <text:p>Bahrain Grand Prix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1:34.038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covered-table-cell/>
        </table:table-row>
        <table:table-row table:style-name="ro1">
          <table:table-cell office:value-type="string">
            <text:p>Timo</text:p>
          </table:table-cell>
          <table:table-cell office:value-type="string">
            <text:p>Glock</text:p>
          </table:table-cell>
          <table:table-cell office:value-type="float" office:value="2009">
            <text:p>2009</text:p>
          </table:table-cell>
          <table:table-cell office:value-type="string">
            <text:p>German Grand Prix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1:32.423</text:p>
          </table:table-cell>
          <table:table-cell table:number-columns-repeated="2"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style-name="ce1" office:value-type="string" table:number-columns-spanned="1" table:number-rows-spanned="2">
            <text:p>Glock – DSQ</text:p>
          </table:table-cell>
        </table:table-row>
        <table:table-row table:style-name="ro1">
          <table:table-cell office:value-type="string">
            <text:p>Sébastien</text:p>
          </table:table-cell>
          <table:table-cell office:value-type="string">
            <text:p>Bourdais</text:p>
          </table:table-cell>
          <table:table-cell office:value-type="float" office:value="2009">
            <text:p>2009</text:p>
          </table:table-cell>
          <table:table-cell office:value-type="string">
            <text:p>German Grand Prix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1:33.559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covered-table-cell/>
        </table:table-row>
        <table:table-row table:style-name="ro1">
          <table:table-cell office:value-type="string">
            <text:p>Nick</text:p>
          </table:table-cell>
          <table:table-cell office:value-type="string">
            <text:p>Heidfeld</text:p>
          </table:table-cell>
          <table:table-cell office:value-type="float" office:value="2009">
            <text:p>2009</text:p>
          </table:table-cell>
          <table:table-cell office:value-type="string">
            <text:p>Singapore Grand Prix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1:47.347</text:p>
          </table:table-cell>
          <table:table-cell office:value-type="string">
            <text:p>1:46.832</text:p>
          </table:table-cell>
          <table:table-cell office:value-type="string">
            <text:p>1:49.307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style-name="ce1" office:value-type="string" table:number-columns-spanned="1" table:number-rows-spanned="13">
            <text:p>Heidfeld – DSQ</text:p>
          </table:table-cell>
        </table:table-row>
        <table:table-row table:style-name="ro1">
          <table:table-cell office:value-type="string">
            <text:p>Robert</text:p>
          </table:table-cell>
          <table:table-cell office:value-type="string">
            <text:p>Kubica</text:p>
          </table:table-cell>
          <table:table-cell office:value-type="float" office:value="2009">
            <text:p>2009</text:p>
          </table:table-cell>
          <table:table-cell office:value-type="string">
            <text:p>Singapore Grand Prix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1:47.615</text:p>
          </table:table-cell>
          <table:table-cell office:value-type="string">
            <text:p>1:46.813</text:p>
          </table:table-cell>
          <table:table-cell office:value-type="string">
            <text:p>1:49.51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covered-table-cell/>
        </table:table-row>
        <table:table-row table:style-name="ro1">
          <table:table-cell office:value-type="string">
            <text:p>Heikki</text:p>
          </table:table-cell>
          <table:table-cell office:value-type="string">
            <text:p>Kovalainen</text:p>
          </table:table-cell>
          <table:table-cell office:value-type="float" office:value="2009">
            <text:p>2009</text:p>
          </table:table-cell>
          <table:table-cell office:value-type="string">
            <text:p>Singapore Grand Prix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1:47.542</text:p>
          </table:table-cell>
          <table:table-cell office:value-type="string">
            <text:p>1:46.842</text:p>
          </table:table-cell>
          <table:table-cell office:value-type="string">
            <text:p>1:49.77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covered-table-cell/>
        </table:table-row>
        <table:table-row table:style-name="ro1">
          <table:table-cell office:value-type="string">
            <text:p>Kazuki</text:p>
          </table:table-cell>
          <table:table-cell office:value-type="string">
            <text:p>Nakajima</text:p>
          </table:table-cell>
          <table:table-cell office:value-type="float" office:value="2009">
            <text:p>2009</text:p>
          </table:table-cell>
          <table:table-cell office:value-type="string">
            <text:p>Singapore Grand Prix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string">
            <text:p>1:47.637</text:p>
          </table:table-cell>
          <table:table-cell office:value-type="string">
            <text:p>1:47.013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covered-table-cell/>
        </table:table-row>
        <table:table-row table:style-name="ro1">
          <table:table-cell office:value-type="string">
            <text:p>Jenson</text:p>
          </table:table-cell>
          <table:table-cell office:value-type="string">
            <text:p>Button</text:p>
          </table:table-cell>
          <table:table-cell office:value-type="float" office:value="2009">
            <text:p>2009</text:p>
          </table:table-cell>
          <table:table-cell office:value-type="string">
            <text:p>Singapore Grand Prix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string">
            <text:p>1:47.180</text:p>
          </table:table-cell>
          <table:table-cell office:value-type="string">
            <text:p>1:47.141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covered-table-cell/>
        </table:table-row>
        <table:table-row table:style-name="ro1">
          <table:table-cell office:value-type="string">
            <text:p>Kimi</text:p>
          </table:table-cell>
          <table:table-cell office:value-type="string">
            <text:p>Räikkönen</text:p>
          </table:table-cell>
          <table:table-cell office:value-type="float" office:value="2009">
            <text:p>2009</text:p>
          </table:table-cell>
          <table:table-cell office:value-type="string">
            <text:p>Singapore Grand Prix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1:47.293</text:p>
          </table:table-cell>
          <table:table-cell office:value-type="string">
            <text:p>1:47.177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covered-table-cell/>
        </table:table-row>
        <table:table-row table:style-name="ro1">
          <table:table-cell office:value-type="string">
            <text:p>Sébastien</text:p>
          </table:table-cell>
          <table:table-cell office:value-type="string">
            <text:p>Buemi</text:p>
          </table:table-cell>
          <table:table-cell office:value-type="float" office:value="2009">
            <text:p>2009</text:p>
          </table:table-cell>
          <table:table-cell office:value-type="string">
            <text:p>Singapore Grand Prix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1:47.677</text:p>
          </table:table-cell>
          <table:table-cell office:value-type="string">
            <text:p>1:47.369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covered-table-cell/>
        </table:table-row>
        <table:table-row table:style-name="ro1">
          <table:table-cell office:value-type="string">
            <text:p>Jarno</text:p>
          </table:table-cell>
          <table:table-cell office:value-type="string">
            <text:p>Trulli</text:p>
          </table:table-cell>
          <table:table-cell office:value-type="float" office:value="2009">
            <text:p>2009</text:p>
          </table:table-cell>
          <table:table-cell office:value-type="string">
            <text:p>Singapore Grand Prix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string">
            <text:p>1:47.690</text:p>
          </table:table-cell>
          <table:table-cell office:value-type="string">
            <text:p>1:47.413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covered-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Sutil</text:p>
          </table:table-cell>
          <table:table-cell office:value-type="float" office:value="2009">
            <text:p>2009</text:p>
          </table:table-cell>
          <table:table-cell office:value-type="string">
            <text:p>Singapore Grand Prix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string">
            <text:p>1:48.231</text:p>
          </table:table-cell>
          <table:table-cell table:number-columns-repeated="2"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covered-table-cell/>
        </table:table-row>
        <table:table-row table:style-name="ro1">
          <table:table-cell office:value-type="string">
            <text:p>Jaime</text:p>
          </table:table-cell>
          <table:table-cell office:value-type="string">
            <text:p>Alguersuari</text:p>
          </table:table-cell>
          <table:table-cell office:value-type="float" office:value="2009">
            <text:p>2009</text:p>
          </table:table-cell>
          <table:table-cell office:value-type="string">
            <text:p>Singapore Grand Prix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1:48.340</text:p>
          </table:table-cell>
          <table:table-cell table:number-columns-repeated="2"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covered-table-cell/>
        </table:table-row>
        <table:table-row table:style-name="ro1">
          <table:table-cell office:value-type="string">
            <text:p>Giancarlo</text:p>
          </table:table-cell>
          <table:table-cell office:value-type="string">
            <text:p>Fisichella</text:p>
          </table:table-cell>
          <table:table-cell office:value-type="float" office:value="2009">
            <text:p>2009</text:p>
          </table:table-cell>
          <table:table-cell office:value-type="string">
            <text:p>Singapore Grand Prix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string">
            <text:p>1:48.350</text:p>
          </table:table-cell>
          <table:table-cell table:number-columns-repeated="2"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covered-table-cell/>
        </table:table-row>
        <table:table-row table:style-name="ro1">
          <table:table-cell office:value-type="string">
            <text:p>Romain</text:p>
          </table:table-cell>
          <table:table-cell office:value-type="string">
            <text:p>Grosjean</text:p>
          </table:table-cell>
          <table:table-cell office:value-type="float" office:value="2009">
            <text:p>2009</text:p>
          </table:table-cell>
          <table:table-cell office:value-type="string">
            <text:p>Singapore Grand Prix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string">
            <text:p>1:48.544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>
            <text:p>Vitantonio</text:p>
          </table:table-cell>
          <table:table-cell office:value-type="string">
            <text:p>Liuzzi</text:p>
          </table:table-cell>
          <table:table-cell office:value-type="float" office:value="2009">
            <text:p>2009</text:p>
          </table:table-cell>
          <table:table-cell office:value-type="string">
            <text:p>Singapore Grand Prix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1:48.792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Sutil</text:p>
          </table:table-cell>
          <table:table-cell office:value-type="float" office:value="2009">
            <text:p>2009</text:p>
          </table:table-cell>
          <table:table-cell office:value-type="string">
            <text:p>Japanese Grand Prix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1:31.386</text:p>
          </table:table-cell>
          <table:table-cell office:value-type="string">
            <text:p>1:31.222</text:p>
          </table:table-cell>
          <table:table-cell office:value-type="string">
            <text:p>1:32.46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style-name="ce1" office:value-type="string" table:number-columns-spanned="1" table:number-rows-spanned="17">
            <text:p>Button, Barrichello, Alonso,</text:p>
            <text:p>Sutil, Buemi</text:p>
            <text:p/>
            <text:p>5 places</text:p>
          </table:table-cell>
        </table:table-row>
        <table:table-row table:style-name="ro1">
          <table:table-cell office:value-type="string">
            <text:p>Rubens</text:p>
          </table:table-cell>
          <table:table-cell office:value-type="string">
            <text:p>Barrichello</text:p>
          </table:table-cell>
          <table:table-cell office:value-type="float" office:value="2009">
            <text:p>2009</text:p>
          </table:table-cell>
          <table:table-cell office:value-type="string">
            <text:p>Japanese Grand Prix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string">
            <text:p>1:31.272</text:p>
          </table:table-cell>
          <table:table-cell office:value-type="string">
            <text:p>1:31.055</text:p>
          </table:table-cell>
          <table:table-cell office:value-type="string">
            <text:p>1:32.66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covered-table-cell/>
        </table:table-row>
        <table:table-row table:style-name="ro1">
          <table:table-cell office:value-type="string">
            <text:p>Nick</text:p>
          </table:table-cell>
          <table:table-cell office:value-type="string">
            <text:p>Heidfeld</text:p>
          </table:table-cell>
          <table:table-cell office:value-type="float" office:value="2009">
            <text:p>2009</text:p>
          </table:table-cell>
          <table:table-cell office:value-type="string">
            <text:p>Japanese Grand Prix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1:31.501</text:p>
          </table:table-cell>
          <table:table-cell office:value-type="string">
            <text:p>1:31.260</text:p>
          </table:table-cell>
          <table:table-cell office:value-type="string">
            <text:p>1:32.94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covered-table-cell/>
        </table:table-row>
        <table:table-row table:style-name="ro1">
          <table:table-cell office:value-type="string">
            <text:p>Jenson</text:p>
          </table:table-cell>
          <table:table-cell office:value-type="string">
            <text:p>Button</text:p>
          </table:table-cell>
          <table:table-cell office:value-type="float" office:value="2009">
            <text:p>2009</text:p>
          </table:table-cell>
          <table:table-cell office:value-type="string">
            <text:p>Japanese Grand Prix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string">
            <text:p>1:31.041</text:p>
          </table:table-cell>
          <table:table-cell office:value-type="string">
            <text:p>1:30.880</text:p>
          </table:table-cell>
          <table:table-cell office:value-type="string">
            <text:p>1:32.96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covered-table-cell/>
        </table:table-row>
        <table:table-row table:style-name="ro1">
          <table:table-cell office:value-type="string">
            <text:p>Kimi</text:p>
          </table:table-cell>
          <table:table-cell office:value-type="string">
            <text:p>Räikkönen</text:p>
          </table:table-cell>
          <table:table-cell office:value-type="float" office:value="2009">
            <text:p>2009</text:p>
          </table:table-cell>
          <table:table-cell office:value-type="string">
            <text:p>Japanese Grand Prix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1:31.288</text:p>
          </table:table-cell>
          <table:table-cell office:value-type="string">
            <text:p>1:31.052</text:p>
          </table:table-cell>
          <table:table-cell office:value-type="string">
            <text:p>1:32.98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covered-table-cell/>
        </table:table-row>
        <table:table-row table:style-name="ro1">
          <table:table-cell office:value-type="string">
            <text:p>Heikki</text:p>
          </table:table-cell>
          <table:table-cell office:value-type="string">
            <text:p>Kovalainen</text:p>
          </table:table-cell>
          <table:table-cell office:value-type="float" office:value="2009">
            <text:p>2009</text:p>
          </table:table-cell>
          <table:table-cell office:value-type="string">
            <text:p>Japanese Grand Prix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1:31.499</text:p>
          </table:table-cell>
          <table:table-cell office:value-type="string">
            <text:p>1:31.223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covered-table-cell/>
        </table:table-row>
        <table:table-row table:style-name="ro1">
          <table:table-cell office:value-type="string">
            <text:p>Sébastien</text:p>
          </table:table-cell>
          <table:table-cell office:value-type="string">
            <text:p>Buemi</text:p>
          </table:table-cell>
          <table:table-cell office:value-type="float" office:value="2009">
            <text:p>2009</text:p>
          </table:table-cell>
          <table:table-cell office:value-type="string">
            <text:p>Japanese Grand Prix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1:31.196</text:p>
          </table:table-cell>
          <table:table-cell office:value-type="string">
            <text:p>1:31.103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covered-table-cell/>
        </table:table-row>
        <table:table-row table:style-name="ro1">
          <table:table-cell office:value-type="string">
            <text:p>Nico</text:p>
          </table:table-cell>
          <table:table-cell office:value-type="string">
            <text:p>Rosberg</text:p>
          </table:table-cell>
          <table:table-cell office:value-type="float" office:value="2009">
            <text:p>2009</text:p>
          </table:table-cell>
          <table:table-cell office:value-type="string">
            <text:p>Japanese Grand Prix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string">
            <text:p>1:31.286</text:p>
          </table:table-cell>
          <table:table-cell office:value-type="string">
            <text:p>1:31.482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covered-table-cell/>
        </table:table-row>
        <table:table-row table:style-name="ro1">
          <table:table-cell office:value-type="string">
            <text:p>Fernando</text:p>
          </table:table-cell>
          <table:table-cell office:value-type="string">
            <text:p>Alonso</text:p>
          </table:table-cell>
          <table:table-cell office:value-type="float" office:value="2009">
            <text:p>2009</text:p>
          </table:table-cell>
          <table:table-cell office:value-type="string">
            <text:p>Japanese Grand Prix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1:31.401</text:p>
          </table:table-cell>
          <table:table-cell office:value-type="string">
            <text:p>1:31.638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covered-table-cell/>
        </table:table-row>
        <table:table-row table:style-name="ro1">
          <table:table-cell office:value-type="string">
            <text:p>Robert</text:p>
          </table:table-cell>
          <table:table-cell office:value-type="string">
            <text:p>Kubica</text:p>
          </table:table-cell>
          <table:table-cell office:value-type="float" office:value="2009">
            <text:p>2009</text:p>
          </table:table-cell>
          <table:table-cell office:value-type="string">
            <text:p>Japanese Grand Prix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1:31.417</text:p>
          </table:table-cell>
          <table:table-cell office:value-type="string">
            <text:p>1:32.341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covered-table-cell/>
        </table:table-row>
        <table:table-row table:style-name="ro1">
          <table:table-cell office:value-type="string">
            <text:p>Timo</text:p>
          </table:table-cell>
          <table:table-cell office:value-type="string">
            <text:p>Glock</text:p>
          </table:table-cell>
          <table:table-cell office:value-type="float" office:value="2009">
            <text:p>2009</text:p>
          </table:table-cell>
          <table:table-cell office:value-type="string">
            <text:p>Japanese Grand Prix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1:31.550</text:p>
          </table:table-cell>
          <table:table-cell table:number-columns-repeated="2"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covered-table-cell/>
        </table:table-row>
        <table:table-row table:style-name="ro1">
          <table:table-cell office:value-type="string">
            <text:p>Jaime</text:p>
          </table:table-cell>
          <table:table-cell office:value-type="string">
            <text:p>Alguersuari</text:p>
          </table:table-cell>
          <table:table-cell office:value-type="float" office:value="2009">
            <text:p>2009</text:p>
          </table:table-cell>
          <table:table-cell office:value-type="string">
            <text:p>Japanese Grand Prix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1:31.571</text:p>
          </table:table-cell>
          <table:table-cell table:number-columns-repeated="2"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covered-table-cell/>
        </table:table-row>
        <table:table-row table:style-name="ro1">
          <table:table-cell office:value-type="string">
            <text:p>Giancarlo</text:p>
          </table:table-cell>
          <table:table-cell office:value-type="string">
            <text:p>Fisichella</text:p>
          </table:table-cell>
          <table:table-cell office:value-type="float" office:value="2009">
            <text:p>2009</text:p>
          </table:table-cell>
          <table:table-cell office:value-type="string">
            <text:p>Japanese Grand Prix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1:31.704</text:p>
          </table:table-cell>
          <table:table-cell table:number-columns-repeated="2" office:value-type="string">
            <text:p>NULL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covered-table-cell/>
        </table:table-row>
        <table:table-row table:style-name="ro1">
          <table:table-cell office:value-type="string">
            <text:p>Kazuki</text:p>
          </table:table-cell>
          <table:table-cell office:value-type="string">
            <text:p>Nakajima</text:p>
          </table:table-cell>
          <table:table-cell office:value-type="float" office:value="2009">
            <text:p>2009</text:p>
          </table:table-cell>
          <table:table-cell office:value-type="string">
            <text:p>Japanese Grand Prix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1:31.718</text:p>
          </table:table-cell>
          <table:table-cell table:number-columns-repeated="2"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covered-table-cell/>
        </table:table-row>
        <table:table-row table:style-name="ro1">
          <table:table-cell office:value-type="string">
            <text:p>Romain</text:p>
          </table:table-cell>
          <table:table-cell office:value-type="string">
            <text:p>Grosjean</text:p>
          </table:table-cell>
          <table:table-cell office:value-type="float" office:value="2009">
            <text:p>2009</text:p>
          </table:table-cell>
          <table:table-cell office:value-type="string">
            <text:p>Japanese Grand Prix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1:32.073</text:p>
          </table:table-cell>
          <table:table-cell table:number-columns-repeated="2"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>
            <text:p>Vitantonio</text:p>
          </table:table-cell>
          <table:table-cell office:value-type="string">
            <text:p>Liuzzi</text:p>
          </table:table-cell>
          <table:table-cell office:value-type="float" office:value="2009">
            <text:p>2009</text:p>
          </table:table-cell>
          <table:table-cell office:value-type="string">
            <text:p>Japanese Grand Prix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1:32.087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Mark</text:p>
          </table:table-cell>
          <table:table-cell office:value-type="string">
            <text:p>Webber</text:p>
          </table:table-cell>
          <table:table-cell office:value-type="float" office:value="2009">
            <text:p>2009</text:p>
          </table:table-cell>
          <table:table-cell office:value-type="string">
            <text:p>Japanese Grand Prix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covered-table-cell/>
        </table:table-row>
        <table:table-row table:style-name="ro1">
          <table:table-cell office:value-type="string">
            <text:p>Vitantonio</text:p>
          </table:table-cell>
          <table:table-cell office:value-type="string">
            <text:p>Liuzzi</text:p>
          </table:table-cell>
          <table:table-cell office:value-type="float" office:value="2010">
            <text:p>2010</text:p>
          </table:table-cell>
          <table:table-cell office:value-type="string">
            <text:p>British GP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1:32.226</text:p>
          </table:table-cell>
          <table:table-cell office:value-type="string">
            <text:p>1:31.708</text:p>
          </table:table-cell>
          <table:table-cell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style-name="ce1" office:value-type="string" table:number-columns-spanned="1" table:number-rows-spanned="6">
            <text:p>Liuzzi – DSQ</text:p>
          </table:table-cell>
        </table:table-row>
        <table:table-row table:style-name="ro1">
          <table:table-cell office:value-type="string">
            <text:p>Vitaly</text:p>
          </table:table-cell>
          <table:table-cell office:value-type="string">
            <text:p>Petrov</text:p>
          </table:table-cell>
          <table:table-cell office:value-type="float" office:value="2010">
            <text:p>2010</text:p>
          </table:table-cell>
          <table:table-cell office:value-type="string">
            <text:p>British GP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1:31.638</text:p>
          </table:table-cell>
          <table:table-cell office:value-type="string">
            <text:p>1:31.796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covered-table-cell/>
        </table:table-row>
        <table:table-row table:style-name="ro1">
          <table:table-cell office:value-type="string">
            <text:p>Sébastien</text:p>
          </table:table-cell>
          <table:table-cell office:value-type="string">
            <text:p>Buemi</text:p>
          </table:table-cell>
          <table:table-cell office:value-type="float" office:value="2010">
            <text:p>2010</text:p>
          </table:table-cell>
          <table:table-cell office:value-type="string">
            <text:p>British GP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1:31.901</text:p>
          </table:table-cell>
          <table:table-cell office:value-type="string">
            <text:p>1:32.012</text:p>
          </table:table-cell>
          <table:table-cell office:value-type="string">
            <text:p>NULL</text:p>
          </table:table-cell>
          <table:table-cell table:number-columns-repeated="2" office:value-type="float" office:value="16">
            <text:p>16</text:p>
          </table:table-cell>
          <table:covered-table-cell/>
        </table:table-row>
        <table:table-row table:style-name="ro1">
          <table:table-cell office:value-type="string">
            <text:p>Jaime</text:p>
          </table:table-cell>
          <table:table-cell office:value-type="string">
            <text:p>Alguersuari</text:p>
          </table:table-cell>
          <table:table-cell office:value-type="float" office:value="2010">
            <text:p>2010</text:p>
          </table:table-cell>
          <table:table-cell office:value-type="string">
            <text:p>British GP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1:32.430</text:p>
          </table:table-cell>
          <table:table-cell table:number-columns-repeated="2" office:value-type="string">
            <text:p>NULL</text:p>
          </table:table-cell>
          <table:table-cell table:number-columns-repeated="2" office:value-type="float" office:value="17">
            <text:p>17</text:p>
          </table:table-cell>
          <table:covered-table-cell/>
        </table:table-row>
        <table:table-row table:style-name="ro1">
          <table:table-cell office:value-type="string">
            <text:p>Heikki</text:p>
          </table:table-cell>
          <table:table-cell office:value-type="string">
            <text:p>Kovalainen</text:p>
          </table:table-cell>
          <table:table-cell office:value-type="float" office:value="2010">
            <text:p>2010</text:p>
          </table:table-cell>
          <table:table-cell office:value-type="string">
            <text:p>British GP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1:34.405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covered-table-cell/>
        </table:table-row>
        <table:table-row table:style-name="ro1">
          <table:table-cell office:value-type="string">
            <text:p>Timo</text:p>
          </table:table-cell>
          <table:table-cell office:value-type="string">
            <text:p>Glock</text:p>
          </table:table-cell>
          <table:table-cell office:value-type="float" office:value="2010">
            <text:p>2010</text:p>
          </table:table-cell>
          <table:table-cell office:value-type="string">
            <text:p>British GP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>1:34.775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covered-table-cell/>
        </table:table-row>
        <table:table-row table:style-name="ro1">
          <table:table-cell office:value-type="string">
            <text:p>Kamui</text:p>
          </table:table-cell>
          <table:table-cell office:value-type="string">
            <text:p>Kobayashi</text:p>
          </table:table-cell>
          <table:table-cell office:value-type="float" office:value="2010">
            <text:p>2010</text:p>
          </table:table-cell>
          <table:table-cell office:value-type="string">
            <text:p>Hungarian GP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string">
            <text:p>1:22.222</text:p>
          </table:table-cell>
          <table:table-cell table:number-columns-repeated="2" office:value-type="string">
            <text:p>NULL</text:p>
          </table:table-cell>
          <table:table-cell table:number-columns-repeated="2" office:value-type="float" office:value="23">
            <text:p>23</text:p>
          </table:table-cell>
          <table:table-cell table:style-name="ce1" office:value-type="string" table:number-columns-spanned="1" table:number-rows-spanned="6">
            <text:p>Kobayashi – DSQ</text:p>
          </table:table-cell>
        </table:table-row>
        <table:table-row table:style-name="ro1">
          <table:table-cell office:value-type="string">
            <text:p>Timo</text:p>
          </table:table-cell>
          <table:table-cell office:value-type="string">
            <text:p>Glock</text:p>
          </table:table-cell>
          <table:table-cell office:value-type="float" office:value="2010">
            <text:p>2010</text:p>
          </table:table-cell>
          <table:table-cell office:value-type="string">
            <text:p>Hungarian GP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string">
            <text:p>1:24.050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covered-table-cell/>
        </table:table-row>
        <table:table-row table:style-name="ro1">
          <table:table-cell office:value-type="string">
            <text:p>Heikki</text:p>
          </table:table-cell>
          <table:table-cell office:value-type="string">
            <text:p>Kovalainen</text:p>
          </table:table-cell>
          <table:table-cell office:value-type="float" office:value="2010">
            <text:p>2010</text:p>
          </table:table-cell>
          <table:table-cell office:value-type="string">
            <text:p>Hungarian GP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1:24.120</text:p>
          </table:table-cell>
          <table:table-cell table:number-columns-repeated="2" office:value-type="string">
            <text:p>NULL</text:p>
          </table:table-cell>
          <table:table-cell table:number-columns-repeated="2" office:value-type="float" office:value="19">
            <text:p>19</text:p>
          </table:table-cell>
          <table:covered-table-cell/>
        </table:table-row>
        <table:table-row table:style-name="ro1">
          <table:table-cell office:value-type="string">
            <text:p>Jarno</text:p>
          </table:table-cell>
          <table:table-cell office:value-type="string">
            <text:p>Trulli</text:p>
          </table:table-cell>
          <table:table-cell office:value-type="float" office:value="2010">
            <text:p>2010</text:p>
          </table:table-cell>
          <table:table-cell office:value-type="string">
            <text:p>Hungarian GP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string">
            <text:p>1:24.199</text:p>
          </table:table-cell>
          <table:table-cell table:number-columns-repeated="2"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covered-table-cell/>
        </table:table-row>
        <table:table-row table:style-name="ro1">
          <table:table-cell office:value-type="string">
            <text:p>Lucas</text:p>
          </table:table-cell>
          <table:table-cell office:value-type="string">
            <text:p>di Grassi</text:p>
          </table:table-cell>
          <table:table-cell office:value-type="float" office:value="2010">
            <text:p>2010</text:p>
          </table:table-cell>
          <table:table-cell office:value-type="string">
            <text:p>Hungarian GP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1:25.118</text:p>
          </table:table-cell>
          <table:table-cell table:number-columns-repeated="2" office:value-type="string">
            <text:p>NULL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covered-table-cell/>
        </table:table-row>
        <table:table-row table:style-name="ro1">
          <table:table-cell office:value-type="string">
            <text:p>Bruno</text:p>
          </table:table-cell>
          <table:table-cell office:value-type="string">
            <text:p>Senna</text:p>
          </table:table-cell>
          <table:table-cell office:value-type="float" office:value="2010">
            <text:p>2010</text:p>
          </table:table-cell>
          <table:table-cell office:value-type="string">
            <text:p>Hungarian GP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string">
            <text:p>1:26.391</text:p>
          </table:table-cell>
          <table:table-cell table:number-columns-repeated="2" office:value-type="string">
            <text:p>NULL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Sébastien</text:p>
          </table:table-cell>
          <table:table-cell office:value-type="string">
            <text:p>Buemi</text:p>
          </table:table-cell>
          <table:table-cell office:value-type="float" office:value="2010">
            <text:p>2010</text:p>
          </table:table-cell>
          <table:table-cell office:value-type="string">
            <text:p>Belgian GP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2:00.386</text:p>
          </table:table-cell>
          <table:table-cell office:value-type="string">
            <text:p>1:49.209</text:p>
          </table:table-cell>
          <table:table-cell office:value-type="string">
            <text:p>NULL</text:p>
          </table:table-cell>
          <table:table-cell table:number-columns-repeated="2" office:value-type="float" office:value="16">
            <text:p>16</text:p>
          </table:table-cell>
          <table:table-cell table:style-name="ce1" office:value-type="string" table:number-columns-spanned="1" table:number-rows-spanned="7">
            <text:p>Buemi, Glock – DSQ</text:p>
          </table:table-cell>
        </table:table-row>
        <table:table-row table:style-name="ro1">
          <table:table-cell office:value-type="string">
            <text:p>Heikki</text:p>
          </table:table-cell>
          <table:table-cell office:value-type="string">
            <text:p>Kovalainen</text:p>
          </table:table-cell>
          <table:table-cell office:value-type="float" office:value="2010">
            <text:p>2010</text:p>
          </table:table-cell>
          <table:table-cell office:value-type="string">
            <text:p>Belgian GP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2:01.343</text:p>
          </table:table-cell>
          <table:table-cell office:value-type="string">
            <text:p>1:50.980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covered-table-cell/>
        </table:table-row>
        <table:table-row table:style-name="ro1">
          <table:table-cell office:value-type="string">
            <text:p>Timo</text:p>
          </table:table-cell>
          <table:table-cell office:value-type="string">
            <text:p>Glock</text:p>
          </table:table-cell>
          <table:table-cell office:value-type="float" office:value="2010">
            <text:p>2010</text:p>
          </table:table-cell>
          <table:table-cell office:value-type="string">
            <text:p>Belgian GP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string">
            <text:p>2:01.316</text:p>
          </table:table-cell>
          <table:table-cell office:value-type="string">
            <text:p>1:52.049</text:p>
          </table:table-cell>
          <table:table-cell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covered-table-cell/>
        </table:table-row>
        <table:table-row table:style-name="ro1">
          <table:table-cell office:value-type="string">
            <text:p>Jarno</text:p>
          </table:table-cell>
          <table:table-cell office:value-type="string">
            <text:p>Trulli</text:p>
          </table:table-cell>
          <table:table-cell office:value-type="float" office:value="2010">
            <text:p>2010</text:p>
          </table:table-cell>
          <table:table-cell office:value-type="string">
            <text:p>Belgian GP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2:01.491</text:p>
          </table:table-cell>
          <table:table-cell table:number-columns-repeated="2"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covered-table-cell/>
        </table:table-row>
        <table:table-row table:style-name="ro1">
          <table:table-cell office:value-type="string">
            <text:p>Kamui</text:p>
          </table:table-cell>
          <table:table-cell office:value-type="string">
            <text:p>Kobayashi</text:p>
          </table:table-cell>
          <table:table-cell office:value-type="float" office:value="2010">
            <text:p>2010</text:p>
          </table:table-cell>
          <table:table-cell office:value-type="string">
            <text:p>Belgian GP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string">
            <text:p>2:02.284</text:p>
          </table:table-cell>
          <table:table-cell table:number-columns-repeated="2"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covered-table-cell/>
        </table:table-row>
        <table:table-row table:style-name="ro1">
          <table:table-cell office:value-type="string">
            <text:p>Bruno</text:p>
          </table:table-cell>
          <table:table-cell office:value-type="string">
            <text:p>Senna</text:p>
          </table:table-cell>
          <table:table-cell office:value-type="float" office:value="2010">
            <text:p>2010</text:p>
          </table:table-cell>
          <table:table-cell office:value-type="string">
            <text:p>Belgian GP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string">
            <text:p>2:03.612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Sakon</text:p>
          </table:table-cell>
          <table:table-cell office:value-type="string">
            <text:p>Yamamoto</text:p>
          </table:table-cell>
          <table:table-cell office:value-type="float" office:value="2010">
            <text:p>2010</text:p>
          </table:table-cell>
          <table:table-cell office:value-type="string">
            <text:p>Belgian GP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2:03.941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covered-table-cell/>
        </table:table-row>
        <table:table-row table:style-name="ro1">
          <table:table-cell office:value-type="string">
            <text:p>Vitaly</text:p>
          </table:table-cell>
          <table:table-cell office:value-type="string">
            <text:p>Petrov</text:p>
          </table:table-cell>
          <table:table-cell office:value-type="float" office:value="2010">
            <text:p>2010</text:p>
          </table:table-cell>
          <table:table-cell office:value-type="string">
            <text:p>Italian GP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1:24.086</text:p>
          </table:table-cell>
          <table:table-cell office:value-type="string">
            <text:p>1:23.819</text:p>
          </table:table-cell>
          <table:table-cell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style-name="ce1" office:value-type="string" table:number-columns-spanned="1" table:number-rows-spanned="6">
            <text:p>Petrov – DSQ</text:p>
          </table:table-cell>
        </table:table-row>
        <table:table-row table:style-name="ro1">
          <table:table-cell office:value-type="string">
            <text:p>Jaime</text:p>
          </table:table-cell>
          <table:table-cell office:value-type="string">
            <text:p>Alguersuari</text:p>
          </table:table-cell>
          <table:table-cell office:value-type="float" office:value="2010">
            <text:p>2010</text:p>
          </table:table-cell>
          <table:table-cell office:value-type="string">
            <text:p>Italian GP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string">
            <text:p>1:24.083</text:p>
          </table:table-cell>
          <table:table-cell office:value-type="string">
            <text:p>1:23.919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covered-table-cell/>
        </table:table-row>
        <table:table-row table:style-name="ro1">
          <table:table-cell office:value-type="string">
            <text:p>Pedro</text:p>
          </table:table-cell>
          <table:table-cell office:value-type="string">
            <text:p>de la Rosa</text:p>
          </table:table-cell>
          <table:table-cell office:value-type="float" office:value="2010">
            <text:p>2010</text:p>
          </table:table-cell>
          <table:table-cell office:value-type="string">
            <text:p>Italian GP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string">
            <text:p>1:24.442</text:p>
          </table:table-cell>
          <table:table-cell office:value-type="string">
            <text:p>1:24.044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covered-table-cell/>
        </table:table-row>
        <table:table-row table:style-name="ro1">
          <table:table-cell office:value-type="string">
            <text:p>Jarno</text:p>
          </table:table-cell>
          <table:table-cell office:value-type="string">
            <text:p>Trulli</text:p>
          </table:table-cell>
          <table:table-cell office:value-type="float" office:value="2010">
            <text:p>2010</text:p>
          </table:table-cell>
          <table:table-cell office:value-type="string">
            <text:p>Italian GP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1:25.540</text:p>
          </table:table-cell>
          <table:table-cell table:number-columns-repeated="2"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covered-table-cell/>
        </table:table-row>
        <table:table-row table:style-name="ro1">
          <table:table-cell office:value-type="string">
            <text:p>Heikki</text:p>
          </table:table-cell>
          <table:table-cell office:value-type="string">
            <text:p>Kovalainen</text:p>
          </table:table-cell>
          <table:table-cell office:value-type="float" office:value="2010">
            <text:p>2010</text:p>
          </table:table-cell>
          <table:table-cell office:value-type="string">
            <text:p>Italian GP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1:25.742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covered-table-cell/>
        </table:table-row>
        <table:table-row table:style-name="ro1">
          <table:table-cell office:value-type="string">
            <text:p>Vitantonio</text:p>
          </table:table-cell>
          <table:table-cell office:value-type="string">
            <text:p>Liuzzi</text:p>
          </table:table-cell>
          <table:table-cell office:value-type="float" office:value="2010">
            <text:p>2010</text:p>
          </table:table-cell>
          <table:table-cell office:value-type="string">
            <text:p>Italian GP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1:25.774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covered-table-cell/>
        </table:table-row>
        <table:table-row table:style-name="ro1">
          <table:table-cell office:value-type="string">
            <text:p>Lewis</text:p>
          </table:table-cell>
          <table:table-cell office:value-type="string">
            <text:p>Hamilton</text:p>
          </table:table-cell>
          <table:table-cell office:value-type="float" office:value="2011">
            <text:p>2011</text:p>
          </table:table-cell>
          <table:table-cell office:value-type="string">
            <text:p>Monaco Grand Prix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1:15.207</text:p>
          </table:table-cell>
          <table:table-cell office:value-type="string">
            <text:p>1:14.275</text:p>
          </table:table-cell>
          <table:table-cell office:value-type="string">
            <text:p>1:15.28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" office:value-type="string" table:number-columns-spanned="1" table:number-rows-spanned="3">
            <text:p>Hamilton – DSQ</text:p>
          </table:table-cell>
        </table:table-row>
        <table:table-row table:style-name="ro1">
          <table:table-cell office:value-type="string">
            <text:p>Nico</text:p>
          </table:table-cell>
          <table:table-cell office:value-type="string">
            <text:p>Rosberg</text:p>
          </table:table-cell>
          <table:table-cell office:value-type="float" office:value="2011">
            <text:p>2011</text:p>
          </table:table-cell>
          <table:table-cell office:value-type="string">
            <text:p>Monaco Grand Prix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1:15.858</text:p>
          </table:table-cell>
          <table:table-cell office:value-type="string">
            <text:p>1:14.741</text:p>
          </table:table-cell>
          <table:table-cell office:value-type="string">
            <text:p>1:15.76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>
            <text:p>Pastor</text:p>
          </table:table-cell>
          <table:table-cell office:value-type="string">
            <text:p>Maldonado</text:p>
          </table:table-cell>
          <table:table-cell office:value-type="float" office:value="2011">
            <text:p>2011</text:p>
          </table:table-cell>
          <table:table-cell office:value-type="string">
            <text:p>Monaco Grand Prix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1:15.819</text:p>
          </table:table-cell>
          <table:table-cell office:value-type="string">
            <text:p>1:15.545</text:p>
          </table:table-cell>
          <table:table-cell office:value-type="string">
            <text:p>1:16.52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covered-table-cell/>
        </table:table-row>
        <table:table-row table:style-name="ro1">
          <table:table-cell office:value-type="string">
            <text:p>Sébastien</text:p>
          </table:table-cell>
          <table:table-cell office:value-type="string">
            <text:p>Buemi</text:p>
          </table:table-cell>
          <table:table-cell office:value-type="float" office:value="2011">
            <text:p>2011</text:p>
          </table:table-cell>
          <table:table-cell office:value-type="string">
            <text:p>German Grand Prix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string">
            <text:p>1:33.635</text:p>
          </table:table-cell>
          <table:table-cell office:value-type="string">
            <text:p>1:33.546</text:p>
          </table:table-cell>
          <table:table-cell office:value-type="string">
            <text:p>NULL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style-name="ce1" office:value-type="string" table:number-columns-spanned="1" table:number-rows-spanned="8">
            <text:p>Buemi – DSQ</text:p>
          </table:table-cell>
        </table:table-row>
        <table:table-row table:style-name="ro1">
          <table:table-cell office:value-type="string">
            <text:p>Jaime</text:p>
          </table:table-cell>
          <table:table-cell office:value-type="string">
            <text:p>Alguersuari</text:p>
          </table:table-cell>
          <table:table-cell office:value-type="float" office:value="2011">
            <text:p>2011</text:p>
          </table:table-cell>
          <table:table-cell office:value-type="string">
            <text:p>German Grand Prix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string">
            <text:p>1:33.658</text:p>
          </table:table-cell>
          <table:table-cell office:value-type="string">
            <text:p>1:33.698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covered-table-cell/>
        </table:table-row>
        <table:table-row table:style-name="ro1">
          <table:table-cell office:value-type="string">
            <text:p>Kamui</text:p>
          </table:table-cell>
          <table:table-cell office:value-type="string">
            <text:p>Kobayashi</text:p>
          </table:table-cell>
          <table:table-cell office:value-type="float" office:value="2011">
            <text:p>2011</text:p>
          </table:table-cell>
          <table:table-cell office:value-type="string">
            <text:p>German Grand Prix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1:33.786</text:p>
          </table:table-cell>
          <table:table-cell table:number-columns-repeated="2"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covered-table-cell/>
        </table:table-row>
        <table:table-row table:style-name="ro1">
          <table:table-cell office:value-type="string">
            <text:p>Heikki</text:p>
          </table:table-cell>
          <table:table-cell office:value-type="string">
            <text:p>Kovalainen</text:p>
          </table:table-cell>
          <table:table-cell office:value-type="float" office:value="2011">
            <text:p>2011</text:p>
          </table:table-cell>
          <table:table-cell office:value-type="string">
            <text:p>German Grand Prix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1:35.599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covered-table-cell/>
        </table:table-row>
        <table:table-row table:style-name="ro1">
          <table:table-cell office:value-type="string">
            <text:p>Timo</text:p>
          </table:table-cell>
          <table:table-cell office:value-type="string">
            <text:p>Glock</text:p>
          </table:table-cell>
          <table:table-cell office:value-type="float" office:value="2011">
            <text:p>2011</text:p>
          </table:table-cell>
          <table:table-cell office:value-type="string">
            <text:p>German Grand Prix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>1:36.400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covered-table-cell/>
        </table:table-row>
        <table:table-row table:style-name="ro1">
          <table:table-cell office:value-type="string">
            <text:p>Karun</text:p>
          </table:table-cell>
          <table:table-cell office:value-type="string">
            <text:p>Chandhok</text:p>
          </table:table-cell>
          <table:table-cell office:value-type="float" office:value="2011">
            <text:p>2011</text:p>
          </table:table-cell>
          <table:table-cell office:value-type="string">
            <text:p>German Grand Prix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1:36.422</text:p>
          </table:table-cell>
          <table:table-cell table:number-columns-repeated="2"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Jérôme</text:p>
          </table:table-cell>
          <table:table-cell office:value-type="string">
            <text:p>d'Ambrosio</text:p>
          </table:table-cell>
          <table:table-cell office:value-type="float" office:value="2011">
            <text:p>2011</text:p>
          </table:table-cell>
          <table:table-cell office:value-type="string">
            <text:p>German Grand Prix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string">
            <text:p>1:36.641</text:p>
          </table:table-cell>
          <table:table-cell table:number-columns-repeated="2" office:value-type="string">
            <text:p>NULL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covered-table-cell/>
        </table:table-row>
        <table:table-row table:style-name="ro1">
          <table:table-cell office:value-type="string">
            <text:p>Daniel</text:p>
          </table:table-cell>
          <table:table-cell office:value-type="string">
            <text:p>Ricciardo</text:p>
          </table:table-cell>
          <table:table-cell office:value-type="float" office:value="2011">
            <text:p>2011</text:p>
          </table:table-cell>
          <table:table-cell office:value-type="string">
            <text:p>German Grand Prix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string">
            <text:p>1:37.036</text:p>
          </table:table-cell>
          <table:table-cell table:number-columns-repeated="2" office:value-type="string">
            <text:p>NULL</text:p>
          </table:table-cell>
          <table:table-cell table:number-columns-repeated="2" office:value-type="float" office:value="22">
            <text:p>22</text:p>
          </table:table-cell>
          <table:covered-table-cell/>
        </table:table-row>
        <table:table-row table:style-name="ro1">
          <table:table-cell office:value-type="string">
            <text:p>Pastor</text:p>
          </table:table-cell>
          <table:table-cell office:value-type="string">
            <text:p>Maldonado</text:p>
          </table:table-cell>
          <table:table-cell office:value-type="float" office:value="2011">
            <text:p>2011</text:p>
          </table:table-cell>
          <table:table-cell office:value-type="string">
            <text:p>Belgian Grand Prix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2:05.621</text:p>
          </table:table-cell>
          <table:table-cell office:value-type="string">
            <text:p>2:08.106</text:p>
          </table:table-cell>
          <table:table-cell office:value-type="string">
            <text:p>NULL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style-name="ce1" office:value-type="string" table:number-columns-spanned="1" table:number-rows-spanned="6">
            <text:p>Maldonado – DSQ</text:p>
          </table:table-cell>
        </table:table-row>
        <table:table-row table:style-name="ro1">
          <table:table-cell office:value-type="string">
            <text:p>Heikki</text:p>
          </table:table-cell>
          <table:table-cell office:value-type="string">
            <text:p>Kovalainen</text:p>
          </table:table-cell>
          <table:table-cell office:value-type="float" office:value="2011">
            <text:p>2011</text:p>
          </table:table-cell>
          <table:table-cell office:value-type="string">
            <text:p>Belgian Grand Prix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string">
            <text:p>2:06.780</text:p>
          </table:table-cell>
          <table:table-cell office:value-type="string">
            <text:p>2:08.354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covered-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di Resta</text:p>
          </table:table-cell>
          <table:table-cell office:value-type="float" office:value="2011">
            <text:p>2011</text:p>
          </table:table-cell>
          <table:table-cell office:value-type="string">
            <text:p>Belgian Grand Prix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string">
            <text:p>2:07.758</text:p>
          </table:table-cell>
          <table:table-cell table:number-columns-repeated="2"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covered-table-cell/>
        </table:table-row>
        <table:table-row table:style-name="ro1">
          <table:table-cell office:value-type="string">
            <text:p>Jarno</text:p>
          </table:table-cell>
          <table:table-cell office:value-type="string">
            <text:p>Trulli</text:p>
          </table:table-cell>
          <table:table-cell office:value-type="float" office:value="2011">
            <text:p>2011</text:p>
          </table:table-cell>
          <table:table-cell office:value-type="string">
            <text:p>Belgian Grand Prix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2:08.773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Timo</text:p>
          </table:table-cell>
          <table:table-cell office:value-type="string">
            <text:p>Glock</text:p>
          </table:table-cell>
          <table:table-cell office:value-type="float" office:value="2011">
            <text:p>2011</text:p>
          </table:table-cell>
          <table:table-cell office:value-type="string">
            <text:p>Belgian Grand Prix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>2:09.566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covered-table-cell/>
        </table:table-row>
        <table:table-row table:style-name="ro1">
          <table:table-cell office:value-type="string">
            <text:p>Jérôme</text:p>
          </table:table-cell>
          <table:table-cell office:value-type="string">
            <text:p>d'Ambrosio</text:p>
          </table:table-cell>
          <table:table-cell office:value-type="float" office:value="2011">
            <text:p>2011</text:p>
          </table:table-cell>
          <table:table-cell office:value-type="string">
            <text:p>Belgian Grand Prix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string">
            <text:p>2:11.601</text:p>
          </table:table-cell>
          <table:table-cell table:number-columns-repeated="2"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covered-table-cell/>
        </table:table-row>
        <table:table-row table:style-name="ro1">
          <table:table-cell office:value-type="string">
            <text:p>Kamui</text:p>
          </table:table-cell>
          <table:table-cell office:value-type="string">
            <text:p>Kobayashi</text:p>
          </table:table-cell>
          <table:table-cell office:value-type="float" office:value="2011">
            <text:p>2011</text:p>
          </table:table-cell>
          <table:table-cell office:value-type="string">
            <text:p>Japanese Grand Prix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string">
            <text:p>1:32.626</text:p>
          </table:table-cell>
          <table:table-cell office:value-type="string">
            <text:p>1:32.380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style-name="ce1" office:value-type="string" table:number-columns-spanned="1" table:number-rows-spanned="4">
            <text:p>Kobayashi – P7</text:p>
          </table:table-cell>
        </table:table-row>
        <table:table-row table:style-name="ro1">
          <table:table-cell office:value-type="string">
            <text:p>Michael</text:p>
          </table:table-cell>
          <table:table-cell office:value-type="string">
            <text:p>Schumacher</text:p>
          </table:table-cell>
          <table:table-cell office:value-type="float" office:value="2011">
            <text:p>2011</text:p>
          </table:table-cell>
          <table:table-cell office:value-type="string">
            <text:p>Japanese Grand Prix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1:33.748</text:p>
          </table:table-cell>
          <table:table-cell office:value-type="string">
            <text:p>1:32.116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covered-table-cell/>
        </table:table-row>
        <table:table-row table:style-name="ro1">
          <table:table-cell office:value-type="string">
            <text:p>Bruno</text:p>
          </table:table-cell>
          <table:table-cell office:value-type="string">
            <text:p>Senna</text:p>
          </table:table-cell>
          <table:table-cell office:value-type="float" office:value="2011">
            <text:p>2011</text:p>
          </table:table-cell>
          <table:table-cell office:value-type="string">
            <text:p>Japanese Grand Prix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1:33.359</text:p>
          </table:table-cell>
          <table:table-cell office:value-type="string">
            <text:p>1:32.297</text:p>
          </table:table-cell>
          <table:table-cell office:value-type="string">
            <text:p>NULL</text:p>
          </table:table-cell>
          <table:table-cell table:number-columns-repeated="2" office:value-type="float" office:value="9">
            <text:p>9</text:p>
          </table:table-cell>
          <table:covered-table-cell/>
        </table:table-row>
        <table:table-row table:style-name="ro1">
          <table:table-cell office:value-type="string">
            <text:p>Vitaly</text:p>
          </table:table-cell>
          <table:table-cell office:value-type="string">
            <text:p>Petrov</text:p>
          </table:table-cell>
          <table:table-cell office:value-type="float" office:value="2011">
            <text:p>2011</text:p>
          </table:table-cell>
          <table:table-cell office:value-type="string">
            <text:p>Japanese Grand Prix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1:32.877</text:p>
          </table:table-cell>
          <table:table-cell office:value-type="string">
            <text:p>1:32.245</text:p>
          </table:table-cell>
          <table:table-cell office:value-type="string">
            <text:p>NULL</text:p>
          </table:table-cell>
          <table:table-cell table:number-columns-repeated="2" office:value-type="float" office:value="10">
            <text:p>10</text:p>
          </table:table-cell>
          <table:covered-table-cell/>
        </table:table-row>
        <table:table-row table:style-name="ro1">
          <table:table-cell office:value-type="string">
            <text:p>Narain</text:p>
          </table:table-cell>
          <table:table-cell office:value-type="string">
            <text:p>Karthikeyan</text:p>
          </table:table-cell>
          <table:table-cell office:value-type="float" office:value="2011">
            <text:p>2011</text:p>
          </table:table-cell>
          <table:table-cell office:value-type="string">
            <text:p>Indian Grand Prix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1:30.238</text:p>
          </table:table-cell>
          <table:table-cell table:number-columns-repeated="2" office:value-type="string">
            <text:p>NULL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style-name="ce1" office:value-type="string" table:number-columns-spanned="1" table:number-rows-spanned="3">
            <text:p>Karthikeyan – DSQ</text:p>
          </table:table-cell>
        </table:table-row>
        <table:table-row table:style-name="ro1">
          <table:table-cell office:value-type="string">
            <text:p>Jérôme</text:p>
          </table:table-cell>
          <table:table-cell office:value-type="string">
            <text:p>d'Ambrosio</text:p>
          </table:table-cell>
          <table:table-cell office:value-type="float" office:value="2011">
            <text:p>2011</text:p>
          </table:table-cell>
          <table:table-cell office:value-type="string">
            <text:p>Indian Grand Prix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string">
            <text:p>1:30.866</text:p>
          </table:table-cell>
          <table:table-cell table:number-columns-repeated="2" office:value-type="string">
            <text:p>NULL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covered-table-cell/>
        </table:table-row>
        <table:table-row table:style-name="ro1">
          <table:table-cell office:value-type="string">
            <text:p>Timo</text:p>
          </table:table-cell>
          <table:table-cell office:value-type="string">
            <text:p>Glock</text:p>
          </table:table-cell>
          <table:table-cell office:value-type="float" office:value="2011">
            <text:p>2011</text:p>
          </table:table-cell>
          <table:table-cell office:value-type="string">
            <text:p>Indian Grand Prix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1:34.046</text:p>
          </table:table-cell>
          <table:table-cell table:number-columns-repeated="2" office:value-type="string">
            <text:p>NULL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covered-table-cell/>
        </table:table-row>
        <table:table-row table:style-name="ro1">
          <table:table-cell office:value-type="string">
            <text:p>Lewis</text:p>
          </table:table-cell>
          <table:table-cell office:value-type="string">
            <text:p>Hamilton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1:22.583</text:p>
          </table:table-cell>
          <table:table-cell office:value-type="string">
            <text:p>1:22.465</text:p>
          </table:table-cell>
          <table:table-cell office:value-type="string">
            <text:p>1:21.70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1" office:value-type="string" table:number-columns-spanned="1" table:number-rows-spanned="24">
            <text:p>Hamilton – DSQ</text:p>
          </table:table-cell>
        </table:table-row>
        <table:table-row table:style-name="ro1">
          <table:table-cell office:value-type="string">
            <text:p>Pastor</text:p>
          </table:table-cell>
          <table:table-cell office:value-type="string">
            <text:p>Maldonado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1:23.380</text:p>
          </table:table-cell>
          <table:table-cell office:value-type="string">
            <text:p>1:22.105</text:p>
          </table:table-cell>
          <table:table-cell office:value-type="string">
            <text:p>1:22.28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covered-table-cell/>
        </table:table-row>
        <table:table-row table:style-name="ro1">
          <table:table-cell office:value-type="string">
            <text:p>Fernando</text:p>
          </table:table-cell>
          <table:table-cell office:value-type="string">
            <text:p>Alonso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:23.276</text:p>
          </table:table-cell>
          <table:table-cell office:value-type="string">
            <text:p>1:22.862</text:p>
          </table:table-cell>
          <table:table-cell office:value-type="string">
            <text:p>1:22.30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covered-table-cell/>
        </table:table-row>
        <table:table-row table:style-name="ro1">
          <table:table-cell office:value-type="string">
            <text:p>Romain</text:p>
          </table:table-cell>
          <table:table-cell office:value-type="string">
            <text:p>Grosjean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1:23.248</text:p>
          </table:table-cell>
          <table:table-cell office:value-type="string">
            <text:p>1:22.667</text:p>
          </table:table-cell>
          <table:table-cell office:value-type="string">
            <text:p>1:22.42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covered-table-cell/>
        </table:table-row>
        <table:table-row table:style-name="ro1">
          <table:table-cell office:value-type="string">
            <text:p>Kimi</text:p>
          </table:table-cell>
          <table:table-cell office:value-type="string">
            <text:p>Räikkönen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1:23.406</text:p>
          </table:table-cell>
          <table:table-cell office:value-type="string">
            <text:p>1:22.856</text:p>
          </table:table-cell>
          <table:table-cell office:value-type="string">
            <text:p>1:22.48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covered-table-cell/>
        </table:table-row>
        <table:table-row table:style-name="ro1">
          <table:table-cell office:value-type="string">
            <text:p>Sergio</text:p>
          </table:table-cell>
          <table:table-cell office:value-type="string">
            <text:p>Pérez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1:24.261</text:p>
          </table:table-cell>
          <table:table-cell office:value-type="string">
            <text:p>1:22.773</text:p>
          </table:table-cell>
          <table:table-cell office:value-type="string">
            <text:p>1:22.53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covered-table-cell/>
        </table:table-row>
        <table:table-row table:style-name="ro1">
          <table:table-cell office:value-type="string">
            <text:p>Nico</text:p>
          </table:table-cell>
          <table:table-cell office:value-type="string">
            <text:p>Rosberg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1:23.370</text:p>
          </table:table-cell>
          <table:table-cell office:value-type="string">
            <text:p>1:22.882</text:p>
          </table:table-cell>
          <table:table-cell office:value-type="string">
            <text:p>1:23.00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Vettel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1:23.850</text:p>
          </table:table-cell>
          <table:table-cell office:value-type="string">
            <text:p>1:22.884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covered-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Schumacher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1:23.757</text:p>
          </table:table-cell>
          <table:table-cell office:value-type="string">
            <text:p>1:22.904</text:p>
          </table:table-cell>
          <table:table-cell office:value-type="string">
            <text:p>NULL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covered-table-cell/>
        </table:table-row>
        <table:table-row table:style-name="ro1">
          <table:table-cell office:value-type="string">
            <text:p>Kamui</text:p>
          </table:table-cell>
          <table:table-cell office:value-type="string">
            <text:p>Kobayashi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string">
            <text:p>1:23.386</text:p>
          </table:table-cell>
          <table:table-cell office:value-type="string">
            <text:p>1:22.897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covered-table-cell/>
        </table:table-row>
        <table:table-row table:style-name="ro1">
          <table:table-cell office:value-type="string">
            <text:p>Jenson</text:p>
          </table:table-cell>
          <table:table-cell office:value-type="string">
            <text:p>Button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:23.510</text:p>
          </table:table-cell>
          <table:table-cell office:value-type="string">
            <text:p>1:22.944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covered-table-cell/>
        </table:table-row>
        <table:table-row table:style-name="ro1">
          <table:table-cell office:value-type="string">
            <text:p>Mark</text:p>
          </table:table-cell>
          <table:table-cell office:value-type="string">
            <text:p>Webber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1:23.592</text:p>
          </table:table-cell>
          <table:table-cell office:value-type="string">
            <text:p>1:22.977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covered-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di Resta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1:23.852</text:p>
          </table:table-cell>
          <table:table-cell office:value-type="string">
            <text:p>1:23.125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covered-table-cell/>
        </table:table-row>
        <table:table-row table:style-name="ro1">
          <table:table-cell office:value-type="string">
            <text:p>Nico</text:p>
          </table:table-cell>
          <table:table-cell office:value-type="string">
            <text:p>Hülkenberg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1:23.720</text:p>
          </table:table-cell>
          <table:table-cell office:value-type="string">
            <text:p>1:23.177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covered-table-cell/>
        </table:table-row>
        <table:table-row table:style-name="ro1">
          <table:table-cell office:value-type="string">
            <text:p>Jean-Éric</text:p>
          </table:table-cell>
          <table:table-cell office:value-type="string">
            <text:p>Vergne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1:24.362</text:p>
          </table:table-cell>
          <table:table-cell office:value-type="string">
            <text:p>1:23.265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covered-table-cell/>
        </table:table-row>
        <table:table-row table:style-name="ro1">
          <table:table-cell office:value-type="string">
            <text:p>Daniel</text:p>
          </table:table-cell>
          <table:table-cell office:value-type="string">
            <text:p>Ricciardo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1:23.906</text:p>
          </table:table-cell>
          <table:table-cell office:value-type="string">
            <text:p>1:23.442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covered-table-cell/>
        </table:table-row>
        <table:table-row table:style-name="ro1">
          <table:table-cell office:value-type="string">
            <text:p>Felipe</text:p>
          </table:table-cell>
          <table:table-cell office:value-type="string">
            <text:p>Massa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string">
            <text:p>1:23.886</text:p>
          </table:table-cell>
          <table:table-cell office:value-type="string">
            <text:p>1:23.444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covered-table-cell/>
        </table:table-row>
        <table:table-row table:style-name="ro1">
          <table:table-cell office:value-type="string">
            <text:p>Bruno</text:p>
          </table:table-cell>
          <table:table-cell office:value-type="string">
            <text:p>Senna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string">
            <text:p>1:24.981</text:p>
          </table:table-cell>
          <table:table-cell table:number-columns-repeated="2"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covered-table-cell/>
        </table:table-row>
        <table:table-row table:style-name="ro1">
          <table:table-cell office:value-type="string">
            <text:p>Vitaly</text:p>
          </table:table-cell>
          <table:table-cell office:value-type="string">
            <text:p>Petrov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1:25.277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Heikki</text:p>
          </table:table-cell>
          <table:table-cell office:value-type="string">
            <text:p>Kovalainen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1:25.507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covered-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Pic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string">
            <text:p>1:26.582</text:p>
          </table:table-cell>
          <table:table-cell table:number-columns-repeated="2"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covered-table-cell/>
        </table:table-row>
        <table:table-row table:style-name="ro1">
          <table:table-cell office:value-type="string">
            <text:p>Timo</text:p>
          </table:table-cell>
          <table:table-cell office:value-type="string">
            <text:p>Glock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1:27.032</text:p>
          </table:table-cell>
          <table:table-cell table:number-columns-repeated="2" office:value-type="string">
            <text:p>NULL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covered-table-cell/>
        </table:table-row>
        <table:table-row table:style-name="ro1">
          <table:table-cell office:value-type="string">
            <text:p>Pedro</text:p>
          </table:table-cell>
          <table:table-cell office:value-type="string">
            <text:p>de la Rosa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1:27.555</text:p>
          </table:table-cell>
          <table:table-cell table:number-columns-repeated="2" office:value-type="string">
            <text:p>NULL</text:p>
          </table:table-cell>
          <table:table-cell table:number-columns-repeated="2" office:value-type="float" office:value="22">
            <text:p>22</text:p>
          </table:table-cell>
          <table:covered-table-cell/>
        </table:table-row>
        <table:table-row table:style-name="ro1">
          <table:table-cell office:value-type="string">
            <text:p>Narain</text:p>
          </table:table-cell>
          <table:table-cell office:value-type="string">
            <text:p>Karthikeyan</text:p>
          </table:table-cell>
          <table:table-cell office:value-type="float" office:value="2012">
            <text:p>2012</text:p>
          </table:table-cell>
          <table:table-cell office:value-type="string">
            <text:p>Spanish Grand Prix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1:31.122</text:p>
          </table:table-cell>
          <table:table-cell table:number-columns-repeated="2" office:value-type="string">
            <text:p>NULL</text:p>
          </table:table-cell>
          <table:table-cell table:number-columns-repeated="2" office:value-type="float" office:value="23">
            <text:p>23</text:p>
          </table:table-cell>
          <table:covered-table-cell/>
        </table:table-row>
        <table:table-row table:style-name="ro1">
          <table:table-cell office:value-type="string">
            <text:p>Sergio</text:p>
          </table:table-cell>
          <table:table-cell office:value-type="string">
            <text:p>Pérez</text:p>
          </table:table-cell>
          <table:table-cell office:value-type="float" office:value="2012">
            <text:p>2012</text:p>
          </table:table-cell>
          <table:table-cell office:value-type="string">
            <text:p>German Grand Prix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1:15.726</text:p>
          </table:table-cell>
          <table:table-cell office:value-type="string">
            <text:p>1:39.933</text:p>
          </table:table-cell>
          <table:table-cell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style-name="ce1" office:value-type="string" table:number-columns-spanned="1" table:number-rows-spanned="6">
            <text:p>Perez – DSQ</text:p>
          </table:table-cell>
        </table:table-row>
        <table:table-row table:style-name="ro1">
          <table:table-cell office:value-type="string">
            <text:p>Kamui</text:p>
          </table:table-cell>
          <table:table-cell office:value-type="string">
            <text:p>Kobayashi</text:p>
          </table:table-cell>
          <table:table-cell office:value-type="float" office:value="2012">
            <text:p>2012</text:p>
          </table:table-cell>
          <table:table-cell office:value-type="string">
            <text:p>German Grand Prix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1:16.481</text:p>
          </table:table-cell>
          <table:table-cell office:value-type="string">
            <text:p>1:39.985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covered-table-cell/>
        </table:table-row>
        <table:table-row table:style-name="ro1">
          <table:table-cell office:value-type="string">
            <text:p>Felipe</text:p>
          </table:table-cell>
          <table:table-cell office:value-type="string">
            <text:p>Massa</text:p>
          </table:table-cell>
          <table:table-cell office:value-type="float" office:value="2012">
            <text:p>2012</text:p>
          </table:table-cell>
          <table:table-cell office:value-type="string">
            <text:p>German Grand Prix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1:16.265</text:p>
          </table:table-cell>
          <table:table-cell office:value-type="string">
            <text:p>1:40.212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covered-table-cell/>
        </table:table-row>
        <table:table-row table:style-name="ro1">
          <table:table-cell office:value-type="string">
            <text:p>Romain</text:p>
          </table:table-cell>
          <table:table-cell office:value-type="string">
            <text:p>Grosjean</text:p>
          </table:table-cell>
          <table:table-cell office:value-type="float" office:value="2012">
            <text:p>2012</text:p>
          </table:table-cell>
          <table:table-cell office:value-type="string">
            <text:p>German Grand Prix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1:16.685</text:p>
          </table:table-cell>
          <table:table-cell office:value-type="string">
            <text:p>1:40.574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covered-table-cell/>
        </table:table-row>
        <table:table-row table:style-name="ro1">
          <table:table-cell office:value-type="string">
            <text:p>Bruno</text:p>
          </table:table-cell>
          <table:table-cell office:value-type="string">
            <text:p>Senna</text:p>
          </table:table-cell>
          <table:table-cell office:value-type="float" office:value="2012">
            <text:p>2012</text:p>
          </table:table-cell>
          <table:table-cell office:value-type="string">
            <text:p>German Grand Prix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1:16.426</text:p>
          </table:table-cell>
          <table:table-cell office:value-type="string">
            <text:p>1:40.752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covered-table-cell/>
        </table:table-row>
        <table:table-row table:style-name="ro1">
          <table:table-cell office:value-type="string">
            <text:p>Nico</text:p>
          </table:table-cell>
          <table:table-cell office:value-type="string">
            <text:p>Rosberg</text:p>
          </table:table-cell>
          <table:table-cell office:value-type="float" office:value="2012">
            <text:p>2012</text:p>
          </table:table-cell>
          <table:table-cell office:value-type="string">
            <text:p>German Grand Prix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1:15.988</text:p>
          </table:table-cell>
          <table:table-cell office:value-type="string">
            <text:p>1:41.551</text:p>
          </table:table-cell>
          <table:table-cell office:value-type="string">
            <text:p>NULL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>
            <text:p>Pastor</text:p>
          </table:table-cell>
          <table:table-cell office:value-type="string">
            <text:p>Maldonado</text:p>
          </table:table-cell>
          <table:table-cell office:value-type="float" office:value="2012">
            <text:p>2012</text:p>
          </table:table-cell>
          <table:table-cell office:value-type="string">
            <text:p>Belgian Grand Prix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1:48.993</text:p>
          </table:table-cell>
          <table:table-cell office:value-type="string">
            <text:p>1:48.780</text:p>
          </table:table-cell>
          <table:table-cell office:value-type="string">
            <text:p>1:47.89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style-name="ce1" office:value-type="string" table:number-columns-spanned="1" table:number-rows-spanned="4">
            <text:p>Maldonado – DSQ</text:p>
          </table:table-cell>
        </table:table-row>
        <table:table-row table:style-name="ro1">
          <table:table-cell office:value-type="string">
            <text:p>Kimi</text:p>
          </table:table-cell>
          <table:table-cell office:value-type="string">
            <text:p>Räikkönen</text:p>
          </table:table-cell>
          <table:table-cell office:value-type="float" office:value="2012">
            <text:p>2012</text:p>
          </table:table-cell>
          <table:table-cell office:value-type="string">
            <text:p>Belgian Grand Prix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1:49.546</text:p>
          </table:table-cell>
          <table:table-cell office:value-type="string">
            <text:p>1:48.414</text:p>
          </table:table-cell>
          <table:table-cell office:value-type="string">
            <text:p>1:48.20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covered-table-cell/>
        </table:table-row>
        <table:table-row table:style-name="ro1">
          <table:table-cell office:value-type="string">
            <text:p>Sergio</text:p>
          </table:table-cell>
          <table:table-cell office:value-type="string">
            <text:p>Pérez</text:p>
          </table:table-cell>
          <table:table-cell office:value-type="float" office:value="2012">
            <text:p>2012</text:p>
          </table:table-cell>
          <table:table-cell office:value-type="string">
            <text:p>Belgian Grand Prix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1:49.642</text:p>
          </table:table-cell>
          <table:table-cell office:value-type="string">
            <text:p>1:47.980</text:p>
          </table:table-cell>
          <table:table-cell office:value-type="string">
            <text:p>1:48.219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covered-table-cell/>
        </table:table-row>
        <table:table-row table:style-name="ro1">
          <table:table-cell office:value-type="string">
            <text:p>Fernando</text:p>
          </table:table-cell>
          <table:table-cell office:value-type="string">
            <text:p>Alonso</text:p>
          </table:table-cell>
          <table:table-cell office:value-type="float" office:value="2012">
            <text:p>2012</text:p>
          </table:table-cell>
          <table:table-cell office:value-type="string">
            <text:p>Belgian Grand Prix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1:49.401</text:p>
          </table:table-cell>
          <table:table-cell office:value-type="string">
            <text:p>1:48.598</text:p>
          </table:table-cell>
          <table:table-cell office:value-type="string">
            <text:p>1:48.313</text:p>
          </table:table-cell>
          <table:table-cell table:number-columns-repeated="2" office:value-type="float" office:value="5">
            <text:p>5</text:p>
          </table:table-cell>
          <table:covered-table-cell/>
        </table:table-row>
        <table:table-row table:style-name="ro1">
          <table:table-cell office:value-type="string">
            <text:p>Jean-Éric</text:p>
          </table:table-cell>
          <table:table-cell office:value-type="string">
            <text:p>Vergne</text:p>
          </table:table-cell>
          <table:table-cell office:value-type="float" office:value="2012">
            <text:p>2012</text:p>
          </table:table-cell>
          <table:table-cell office:value-type="string">
            <text:p>Japanese Grand Prix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1:33.370</text:p>
          </table:table-cell>
          <table:table-cell office:value-type="string">
            <text:p>1:33.368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style-name="ce1" office:value-type="string" table:number-columns-spanned="1" table:number-rows-spanned="4">
            <text:p>Vergne – DSQ</text:p>
          </table:table-cell>
        </table:table-row>
        <table:table-row table:style-name="ro1">
          <table:table-cell office:value-type="string">
            <text:p>Bruno</text:p>
          </table:table-cell>
          <table:table-cell office:value-type="string">
            <text:p>Senna</text:p>
          </table:table-cell>
          <table:table-cell office:value-type="float" office:value="2012">
            <text:p>2012</text:p>
          </table:table-cell>
          <table:table-cell office:value-type="string">
            <text:p>Japanese Grand Prix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string">
            <text:p>1:33.405</text:p>
          </table:table-cell>
          <table:table-cell table:number-columns-repeated="2"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covered-table-cell/>
        </table:table-row>
        <table:table-row table:style-name="ro1">
          <table:table-cell office:value-type="string">
            <text:p>Heikki</text:p>
          </table:table-cell>
          <table:table-cell office:value-type="string">
            <text:p>Kovalainen</text:p>
          </table:table-cell>
          <table:table-cell office:value-type="float" office:value="2012">
            <text:p>2012</text:p>
          </table:table-cell>
          <table:table-cell office:value-type="string">
            <text:p>Japanese Grand Prix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1:34.657</text:p>
          </table:table-cell>
          <table:table-cell table:number-columns-repeated="2"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covered-table-cell/>
        </table:table-row>
        <table:table-row table:style-name="ro1">
          <table:table-cell office:value-type="string">
            <text:p>Timo</text:p>
          </table:table-cell>
          <table:table-cell office:value-type="string">
            <text:p>Glock</text:p>
          </table:table-cell>
          <table:table-cell office:value-type="float" office:value="2012">
            <text:p>2012</text:p>
          </table:table-cell>
          <table:table-cell office:value-type="string">
            <text:p>Japanese Grand Prix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>1:35.213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covered-table-cell/>
        </table:table-row>
        <table:table-row table:style-name="ro1">
          <table:table-cell office:value-type="string">
            <text:p>Sebastian</text:p>
          </table:table-cell>
          <table:table-cell office:value-type="string">
            <text:p>Vettel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:42.160</text:p>
          </table:table-cell>
          <table:table-cell office:value-type="string">
            <text:p>1:41.511</text:p>
          </table:table-cell>
          <table:table-cell office:value-type="string">
            <text:p>1:41.07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1" table:number-rows-spanned="22">
            <text:p>Vettel – DSQ</text:p>
          </table:table-cell>
        </table:table-row>
        <table:table-row table:style-name="ro1">
          <table:table-cell office:value-type="string">
            <text:p>Pastor</text:p>
          </table:table-cell>
          <table:table-cell office:value-type="string">
            <text:p>Maldonado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1:41.981</text:p>
          </table:table-cell>
          <table:table-cell office:value-type="string">
            <text:p>1:41.907</text:p>
          </table:table-cell>
          <table:table-cell office:value-type="string">
            <text:p>1:41.226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covered-table-cell/>
        </table:table-row>
        <table:table-row table:style-name="ro1">
          <table:table-cell office:value-type="string">
            <text:p>Kimi</text:p>
          </table:table-cell>
          <table:table-cell office:value-type="string">
            <text:p>Räikkönen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1:42.222</text:p>
          </table:table-cell>
          <table:table-cell office:value-type="string">
            <text:p>1:41.532</text:p>
          </table:table-cell>
          <table:table-cell office:value-type="string">
            <text:p>1:41.26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covered-table-cell/>
        </table:table-row>
        <table:table-row table:style-name="ro1">
          <table:table-cell office:value-type="string">
            <text:p>Jenson</text:p>
          </table:table-cell>
          <table:table-cell office:value-type="string">
            <text:p>Button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1:42.342</text:p>
          </table:table-cell>
          <table:table-cell office:value-type="string">
            <text:p>1:41.873</text:p>
          </table:table-cell>
          <table:table-cell office:value-type="string">
            <text:p>1:41.29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covered-table-cell/>
        </table:table-row>
        <table:table-row table:style-name="ro1">
          <table:table-cell office:value-type="string">
            <text:p>Fernando</text:p>
          </table:table-cell>
          <table:table-cell office:value-type="string">
            <text:p>Alonso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1:41.939</text:p>
          </table:table-cell>
          <table:table-cell office:value-type="string">
            <text:p>1:41.514</text:p>
          </table:table-cell>
          <table:table-cell office:value-type="string">
            <text:p>1:41.58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covered-table-cell/>
        </table:table-row>
        <table:table-row table:style-name="ro1">
          <table:table-cell office:value-type="string">
            <text:p>Nico</text:p>
          </table:table-cell>
          <table:table-cell office:value-type="string">
            <text:p>Rosberg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1:41.926</text:p>
          </table:table-cell>
          <table:table-cell office:value-type="string">
            <text:p>1:41.698</text:p>
          </table:table-cell>
          <table:table-cell office:value-type="string">
            <text:p>1:41.60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>
            <text:p>Felipe</text:p>
          </table:table-cell>
          <table:table-cell office:value-type="string">
            <text:p>Massa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1:41.974</text:p>
          </table:table-cell>
          <table:table-cell office:value-type="string">
            <text:p>1:41.846</text:p>
          </table:table-cell>
          <table:table-cell office:value-type="string">
            <text:p>1:41.72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covered-table-cell/>
        </table:table-row>
        <table:table-row table:style-name="ro1">
          <table:table-cell office:value-type="string">
            <text:p>Romain</text:p>
          </table:table-cell>
          <table:table-cell office:value-type="string">
            <text:p>Grosjean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1:42.046</text:p>
          </table:table-cell>
          <table:table-cell office:value-type="string">
            <text:p>1:41.620</text:p>
          </table:table-cell>
          <table:table-cell office:value-type="string">
            <text:p>1:41.77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covered-table-cell/>
        </table:table-row>
        <table:table-row table:style-name="ro1">
          <table:table-cell office:value-type="string">
            <text:p>Nico</text:p>
          </table:table-cell>
          <table:table-cell office:value-type="string">
            <text:p>Hülkenberg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1:42.579</text:p>
          </table:table-cell>
          <table:table-cell office:value-type="string">
            <text:p>1:42.019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covered-table-cell/>
        </table:table-row>
        <table:table-row table:style-name="ro1">
          <table:table-cell office:value-type="string">
            <text:p>Sergio</text:p>
          </table:table-cell>
          <table:table-cell office:value-type="string">
            <text:p>Pérez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1:42.624</text:p>
          </table:table-cell>
          <table:table-cell office:value-type="string">
            <text:p>1:42.084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covered-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di Resta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1:42.572</text:p>
          </table:table-cell>
          <table:table-cell office:value-type="string">
            <text:p>1:42.218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covered-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Schumacher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1:42.735</text:p>
          </table:table-cell>
          <table:table-cell office:value-type="string">
            <text:p>1:42.289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covered-table-cell/>
        </table:table-row>
        <table:table-row table:style-name="ro1">
          <table:table-cell office:value-type="string">
            <text:p>Bruno</text:p>
          </table:table-cell>
          <table:table-cell office:value-type="string">
            <text:p>Senna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string">
            <text:p>1:43.298</text:p>
          </table:table-cell>
          <table:table-cell office:value-type="string">
            <text:p>1:42.330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covered-table-cell/>
        </table:table-row>
        <table:table-row table:style-name="ro1">
          <table:table-cell office:value-type="string">
            <text:p>Kamui</text:p>
          </table:table-cell>
          <table:table-cell office:value-type="string">
            <text:p>Kobayashi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1:43.582</text:p>
          </table:table-cell>
          <table:table-cell office:value-type="string">
            <text:p>1:42.606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covered-table-cell/>
        </table:table-row>
        <table:table-row table:style-name="ro1">
          <table:table-cell office:value-type="string">
            <text:p>Daniel</text:p>
          </table:table-cell>
          <table:table-cell office:value-type="string">
            <text:p>Ricciardo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1:43.280</text:p>
          </table:table-cell>
          <table:table-cell office:value-type="string">
            <text:p>1:42.765</text:p>
          </table:table-cell>
          <table:table-cell office:value-type="string">
            <text:p>NULL</text:p>
          </table:table-cell>
          <table:table-cell table:number-columns-repeated="2" office:value-type="float" office:value="16">
            <text:p>16</text:p>
          </table:table-cell>
          <table:covered-table-cell/>
        </table:table-row>
        <table:table-row table:style-name="ro1">
          <table:table-cell office:value-type="string">
            <text:p>Jean-Éric</text:p>
          </table:table-cell>
          <table:table-cell office:value-type="string">
            <text:p>Vergne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1:44.058</text:p>
          </table:table-cell>
          <table:table-cell table:number-columns-repeated="2" office:value-type="string">
            <text:p>NULL</text:p>
          </table:table-cell>
          <table:table-cell table:number-columns-repeated="2" office:value-type="float" office:value="17">
            <text:p>17</text:p>
          </table:table-cell>
          <table:covered-table-cell/>
        </table:table-row>
        <table:table-row table:style-name="ro1">
          <table:table-cell office:value-type="string">
            <text:p>Heikki</text:p>
          </table:table-cell>
          <table:table-cell office:value-type="string">
            <text:p>Kovalainen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1:44.956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covered-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Pic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string">
            <text:p>1:45.089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covered-table-cell/>
        </table:table-row>
        <table:table-row table:style-name="ro1">
          <table:table-cell office:value-type="string">
            <text:p>Vitaly</text:p>
          </table:table-cell>
          <table:table-cell office:value-type="string">
            <text:p>Petrov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1:45.151</text:p>
          </table:table-cell>
          <table:table-cell table:number-columns-repeated="2"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Timo</text:p>
          </table:table-cell>
          <table:table-cell office:value-type="string">
            <text:p>Glock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1:45.426</text:p>
          </table:table-cell>
          <table:table-cell table:number-columns-repeated="2" office:value-type="string">
            <text:p>NULL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covered-table-cell/>
        </table:table-row>
        <table:table-row table:style-name="ro1">
          <table:table-cell office:value-type="string">
            <text:p>Pedro</text:p>
          </table:table-cell>
          <table:table-cell office:value-type="string">
            <text:p>de la Rosa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1:45.766</text:p>
          </table:table-cell>
          <table:table-cell table:number-columns-repeated="2" office:value-type="string">
            <text:p>NULL</text:p>
          </table:table-cell>
          <table:table-cell table:number-columns-repeated="2" office:value-type="float" office:value="22">
            <text:p>22</text:p>
          </table:table-cell>
          <table:covered-table-cell/>
        </table:table-row>
        <table:table-row table:style-name="ro1">
          <table:table-cell office:value-type="string">
            <text:p>Narain</text:p>
          </table:table-cell>
          <table:table-cell office:value-type="string">
            <text:p>Karthikeyan</text:p>
          </table:table-cell>
          <table:table-cell office:value-type="float" office:value="2012">
            <text:p>2012</text:p>
          </table:table-cell>
          <table:table-cell office:value-type="string">
            <text:p>Abu Dhabi Grand Prix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1:46.382</text:p>
          </table:table-cell>
          <table:table-cell table:number-columns-repeated="2" office:value-type="string">
            <text:p>NULL</text:p>
          </table:table-cell>
          <table:table-cell table:number-columns-repeated="2" office:value-type="float" office:value="23">
            <text:p>23</text:p>
          </table:table-cell>
          <table:covered-table-cell/>
        </table:table-row>
        <table:table-row table:style-name="ro1">
          <table:table-cell office:value-type="string">
            <text:p>Pastor</text:p>
          </table:table-cell>
          <table:table-cell office:value-type="string">
            <text:p>Maldonado</text:p>
          </table:table-cell>
          <table:table-cell office:value-type="float" office:value="2012">
            <text:p>2012</text:p>
          </table:table-cell>
          <table:table-cell office:value-type="string">
            <text:p>Brazilian Grand Prix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1:16.266</text:p>
          </table:table-cell>
          <table:table-cell office:value-type="string">
            <text:p>1:13.698</text:p>
          </table:table-cell>
          <table:table-cell office:value-type="string">
            <text:p>1:13.17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1" office:value-type="string" table:number-columns-spanned="1" table:number-rows-spanned="11">
            <text:p>Maldonado – DSQ</text:p>
          </table:table-cell>
        </table:table-row>
        <table:table-row table:style-name="ro1">
          <table:table-cell office:value-type="string">
            <text:p>Nico</text:p>
          </table:table-cell>
          <table:table-cell office:value-type="string">
            <text:p>Hülkenberg</text:p>
          </table:table-cell>
          <table:table-cell office:value-type="float" office:value="2012">
            <text:p>2012</text:p>
          </table:table-cell>
          <table:table-cell office:value-type="string">
            <text:p>Brazilian Grand Prix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1:15.536</text:p>
          </table:table-cell>
          <table:table-cell office:value-type="string">
            <text:p>1:13.704</text:p>
          </table:table-cell>
          <table:table-cell office:value-type="string">
            <text:p>1:13.206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covered-table-cell/>
        </table:table-row>
        <table:table-row table:style-name="ro1">
          <table:table-cell office:value-type="string">
            <text:p>Fernando</text:p>
          </table:table-cell>
          <table:table-cell office:value-type="string">
            <text:p>Alonso</text:p>
          </table:table-cell>
          <table:table-cell office:value-type="float" office:value="2012">
            <text:p>2012</text:p>
          </table:table-cell>
          <table:table-cell office:value-type="string">
            <text:p>Brazilian Grand Prix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1:16.097</text:p>
          </table:table-cell>
          <table:table-cell office:value-type="string">
            <text:p>1:13.856</text:p>
          </table:table-cell>
          <table:table-cell office:value-type="string">
            <text:p>1:13.25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covered-table-cell/>
        </table:table-row>
        <table:table-row table:style-name="ro1">
          <table:table-cell office:value-type="string">
            <text:p>Kimi</text:p>
          </table:table-cell>
          <table:table-cell office:value-type="string">
            <text:p>Räikkönen</text:p>
          </table:table-cell>
          <table:table-cell office:value-type="float" office:value="2012">
            <text:p>2012</text:p>
          </table:table-cell>
          <table:table-cell office:value-type="string">
            <text:p>Brazilian Grand Prix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1:16.432</text:p>
          </table:table-cell>
          <table:table-cell office:value-type="string">
            <text:p>1:13.698</text:p>
          </table:table-cell>
          <table:table-cell office:value-type="string">
            <text:p>1:13.29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covered-table-cell/>
        </table:table-row>
        <table:table-row table:style-name="ro1">
          <table:table-cell office:value-type="string">
            <text:p>Nico</text:p>
          </table:table-cell>
          <table:table-cell office:value-type="string">
            <text:p>Rosberg</text:p>
          </table:table-cell>
          <table:table-cell office:value-type="float" office:value="2012">
            <text:p>2012</text:p>
          </table:table-cell>
          <table:table-cell office:value-type="string">
            <text:p>Brazilian Grand Prix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1:15.929</text:p>
          </table:table-cell>
          <table:table-cell office:value-type="string">
            <text:p>1:13.848</text:p>
          </table:table-cell>
          <table:table-cell office:value-type="string">
            <text:p>1:13.48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di Resta</text:p>
          </table:table-cell>
          <table:table-cell office:value-type="float" office:value="2012">
            <text:p>2012</text:p>
          </table:table-cell>
          <table:table-cell office:value-type="string">
            <text:p>Brazilian Grand Prix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1:15.901</text:p>
          </table:table-cell>
          <table:table-cell office:value-type="string">
            <text:p>1:14.121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covered-table-cell/>
        </table:table-row>
        <table:table-row table:style-name="ro1">
          <table:table-cell office:value-type="string">
            <text:p>Bruno</text:p>
          </table:table-cell>
          <table:table-cell office:value-type="string">
            <text:p>Senna</text:p>
          </table:table-cell>
          <table:table-cell office:value-type="float" office:value="2012">
            <text:p>2012</text:p>
          </table:table-cell>
          <table:table-cell office:value-type="string">
            <text:p>Brazilian Grand Prix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string">
            <text:p>1:15.333</text:p>
          </table:table-cell>
          <table:table-cell office:value-type="string">
            <text:p>1:14.219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covered-table-cell/>
        </table:table-row>
        <table:table-row table:style-name="ro1">
          <table:table-cell office:value-type="string">
            <text:p>Sergio</text:p>
          </table:table-cell>
          <table:table-cell office:value-type="string">
            <text:p>Pérez</text:p>
          </table:table-cell>
          <table:table-cell office:value-type="float" office:value="2012">
            <text:p>2012</text:p>
          </table:table-cell>
          <table:table-cell office:value-type="string">
            <text:p>Brazilian Grand Prix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1:15.974</text:p>
          </table:table-cell>
          <table:table-cell office:value-type="string">
            <text:p>1:14.234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covered-table-cell/>
        </table:table-row>
        <table:table-row table:style-name="ro1">
          <table:table-cell office:value-type="string">
            <text:p>Michael</text:p>
          </table:table-cell>
          <table:table-cell office:value-type="string">
            <text:p>Schumacher</text:p>
          </table:table-cell>
          <table:table-cell office:value-type="float" office:value="2012">
            <text:p>2012</text:p>
          </table:table-cell>
          <table:table-cell office:value-type="string">
            <text:p>Brazilian Grand Prix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1:16.005</text:p>
          </table:table-cell>
          <table:table-cell office:value-type="string">
            <text:p>1:14.334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covered-table-cell/>
        </table:table-row>
        <table:table-row table:style-name="ro1">
          <table:table-cell office:value-type="string">
            <text:p>Kamui</text:p>
          </table:table-cell>
          <table:table-cell office:value-type="string">
            <text:p>Kobayashi</text:p>
          </table:table-cell>
          <table:table-cell office:value-type="float" office:value="2012">
            <text:p>2012</text:p>
          </table:table-cell>
          <table:table-cell office:value-type="string">
            <text:p>Brazilian Grand Prix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1:16.400</text:p>
          </table:table-cell>
          <table:table-cell office:value-type="string">
            <text:p>1:14.380</text:p>
          </table:table-cell>
          <table:table-cell office:value-type="string">
            <text:p>NULL</text:p>
          </table:table-cell>
          <table:table-cell table:number-columns-repeated="2" office:value-type="float" office:value="14">
            <text:p>14</text:p>
          </table:table-cell>
          <table:covered-table-cell/>
        </table:table-row>
        <table:table-row table:style-name="ro1">
          <table:table-cell office:value-type="string">
            <text:p>Daniel</text:p>
          </table:table-cell>
          <table:table-cell office:value-type="string">
            <text:p>Ricciardo</text:p>
          </table:table-cell>
          <table:table-cell office:value-type="float" office:value="2012">
            <text:p>2012</text:p>
          </table:table-cell>
          <table:table-cell office:value-type="string">
            <text:p>Brazilian Grand Prix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1:16.744</text:p>
          </table:table-cell>
          <table:table-cell office:value-type="string">
            <text:p>1:14.574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covered-table-cell/>
        </table:table-row>
        <table:table-row table:style-name="ro1">
          <table:table-cell office:value-type="string">
            <text:p>Kimi</text:p>
          </table:table-cell>
          <table:table-cell office:value-type="string">
            <text:p>Räikkönen</text:p>
          </table:table-cell>
          <table:table-cell office:value-type="float" office:value="2013">
            <text:p>2013</text:p>
          </table:table-cell>
          <table:table-cell office:value-type="string">
            <text:p>Malaysian Grand Prix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1:36.959</text:p>
          </table:table-cell>
          <table:table-cell office:value-type="string">
            <text:p>1:36.640</text:p>
          </table:table-cell>
          <table:table-cell office:value-type="string">
            <text:p>1:52.97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1" office:value-type="string" table:number-columns-spanned="1" table:number-rows-spanned="4">
            <text:p>Raikkonen – DSQ</text:p>
          </table:table-cell>
        </table:table-row>
        <table:table-row table:style-name="ro1">
          <table:table-cell office:value-type="string">
            <text:p>Jenson</text:p>
          </table:table-cell>
          <table:table-cell office:value-type="string">
            <text:p>Button</text:p>
          </table:table-cell>
          <table:table-cell office:value-type="float" office:value="2013">
            <text:p>2013</text:p>
          </table:table-cell>
          <table:table-cell office:value-type="string">
            <text:p>Malaysian Grand Prix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1:37.487</text:p>
          </table:table-cell>
          <table:table-cell office:value-type="string">
            <text:p>1:37.117</text:p>
          </table:table-cell>
          <table:table-cell office:value-type="string">
            <text:p>1:53.17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covered-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Sutil</text:p>
          </table:table-cell>
          <table:table-cell office:value-type="float" office:value="2013">
            <text:p>2013</text:p>
          </table:table-cell>
          <table:table-cell office:value-type="string">
            <text:p>Malaysian Grand Prix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1:36.809</text:p>
          </table:table-cell>
          <table:table-cell office:value-type="string">
            <text:p>1:36.834</text:p>
          </table:table-cell>
          <table:table-cell office:value-type="string">
            <text:p>1:53.43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covered-table-cell/>
        </table:table-row>
        <table:table-row table:style-name="ro1">
          <table:table-cell office:value-type="string">
            <text:p>Sergio</text:p>
          </table:table-cell>
          <table:table-cell office:value-type="string">
            <text:p>Pérez</text:p>
          </table:table-cell>
          <table:table-cell office:value-type="float" office:value="2013">
            <text:p>2013</text:p>
          </table:table-cell>
          <table:table-cell office:value-type="string">
            <text:p>Malaysian Grand Prix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1:37.702</text:p>
          </table:table-cell>
          <table:table-cell office:value-type="string">
            <text:p>1:37.342</text:p>
          </table:table-cell>
          <table:table-cell office:value-type="string">
            <text:p>1:54.13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covered-table-cell/>
        </table:table-row>
        <table:table-row table:style-name="ro1">
          <table:table-cell office:value-type="string">
            <text:p>Mark</text:p>
          </table:table-cell>
          <table:table-cell office:value-type="string">
            <text:p>Webber</text:p>
          </table:table-cell>
          <table:table-cell office:value-type="float" office:value="2013">
            <text:p>2013</text:p>
          </table:table-cell>
          <table:table-cell office:value-type="string">
            <text:p>Chinese Grand Prix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1:36.148</text:p>
          </table:table-cell>
          <table:table-cell office:value-type="string">
            <text:p>1:36.679</text:p>
          </table:table-cell>
          <table:table-cell office:value-type="string">
            <text:p>NULL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style-name="ce1" office:value-type="string" table:number-columns-spanned="1" table:number-rows-spanned="9">
            <text:p>Webber – DSQ</text:p>
          </table:table-cell>
        </table:table-row>
        <table:table-row table:style-name="ro1">
          <table:table-cell office:value-type="string">
            <text:p>Pastor</text:p>
          </table:table-cell>
          <table:table-cell office:value-type="string">
            <text:p>Maldonado</text:p>
          </table:table-cell>
          <table:table-cell office:value-type="float" office:value="2013">
            <text:p>2013</text:p>
          </table:table-cell>
          <table:table-cell office:value-type="string">
            <text:p>Chinese Grand Prix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1:37.281</text:p>
          </table:table-cell>
          <table:table-cell office:value-type="string">
            <text:p>1:37.139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covered-table-cell/>
        </table:table-row>
        <table:table-row table:style-name="ro1">
          <table:table-cell office:value-type="string">
            <text:p>Jean-Éric</text:p>
          </table:table-cell>
          <table:table-cell office:value-type="string">
            <text:p>Vergne</text:p>
          </table:table-cell>
          <table:table-cell office:value-type="float" office:value="2013">
            <text:p>2013</text:p>
          </table:table-cell>
          <table:table-cell office:value-type="string">
            <text:p>Chinese Grand Prix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string">
            <text:p>1:37.508</text:p>
          </table:table-cell>
          <table:table-cell office:value-type="string">
            <text:p>1:37.199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covered-table-cell/>
        </table:table-row>
        <table:table-row table:style-name="ro1">
          <table:table-cell office:value-type="string">
            <text:p>Valtteri</text:p>
          </table:table-cell>
          <table:table-cell office:value-type="string">
            <text:p>Bottas</text:p>
          </table:table-cell>
          <table:table-cell office:value-type="float" office:value="2013">
            <text:p>2013</text:p>
          </table:table-cell>
          <table:table-cell office:value-type="string">
            <text:p>Chinese Grand Prix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1:37.769</text:p>
          </table:table-cell>
          <table:table-cell table:number-columns-repeated="2"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covered-table-cell/>
        </table:table-row>
        <table:table-row table:style-name="ro1">
          <table:table-cell office:value-type="string">
            <text:p>Esteban</text:p>
          </table:table-cell>
          <table:table-cell office:value-type="string">
            <text:p>Gutiérrez</text:p>
          </table:table-cell>
          <table:table-cell office:value-type="float" office:value="2013">
            <text:p>2013</text:p>
          </table:table-cell>
          <table:table-cell office:value-type="string">
            <text:p>Chinese Grand Prix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1:37.990</text:p>
          </table:table-cell>
          <table:table-cell table:number-columns-repeated="2"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covered-table-cell/>
        </table:table-row>
        <table:table-row table:style-name="ro1">
          <table:table-cell office:value-type="string">
            <text:p>Jules</text:p>
          </table:table-cell>
          <table:table-cell office:value-type="string">
            <text:p>Bianchi</text:p>
          </table:table-cell>
          <table:table-cell office:value-type="float" office:value="2013">
            <text:p>2013</text:p>
          </table:table-cell>
          <table:table-cell office:value-type="string">
            <text:p>Chinese Grand Prix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string">
            <text:p>1:38.780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covered-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Chilton</text:p>
          </table:table-cell>
          <table:table-cell office:value-type="float" office:value="2013">
            <text:p>2013</text:p>
          </table:table-cell>
          <table:table-cell office:value-type="string">
            <text:p>Chinese Grand Prix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1:39.537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covered-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Pic</text:p>
          </table:table-cell>
          <table:table-cell office:value-type="float" office:value="2013">
            <text:p>2013</text:p>
          </table:table-cell>
          <table:table-cell office:value-type="string">
            <text:p>Chinese Grand Pri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1:39.614</text:p>
          </table:table-cell>
          <table:table-cell table:number-columns-repeated="2" office:value-type="string">
            <text:p>NULL</text:p>
          </table:table-cell>
          <table:table-cell table:number-columns-repeated="2" office:value-type="float" office:value="20">
            <text:p>20</text:p>
          </table:table-cell>
          <table:covered-table-cell/>
        </table:table-row>
        <table:table-row table:style-name="ro1">
          <table:table-cell office:value-type="string">
            <text:p>Giedo</text:p>
          </table:table-cell>
          <table:table-cell office:value-type="string">
            <text:p>van der Garde</text:p>
          </table:table-cell>
          <table:table-cell office:value-type="float" office:value="2013">
            <text:p>2013</text:p>
          </table:table-cell>
          <table:table-cell office:value-type="string">
            <text:p>Chinese Grand Prix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1:39.660</text:p>
          </table:table-cell>
          <table:table-cell table:number-columns-repeated="2" office:value-type="string">
            <text:p>NULL</text:p>
          </table:table-cell>
          <table:table-cell table:number-columns-repeated="2"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Felipe</text:p>
          </table:table-cell>
          <table:table-cell office:value-type="string">
            <text:p>Massa</text:p>
          </table:table-cell>
          <table:table-cell office:value-type="float" office:value="2013">
            <text:p>2013</text:p>
          </table:table-cell>
          <table:table-cell office:value-type="string">
            <text:p>Spanish Grand Prix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1:22.492</text:p>
          </table:table-cell>
          <table:table-cell office:value-type="string">
            <text:p>1:21.978</text:p>
          </table:table-cell>
          <table:table-cell office:value-type="string">
            <text:p>1:21.21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" office:value-type="string" table:number-columns-spanned="1" table:number-rows-spanned="4">
            <text:p>Massa – DSQ</text:p>
          </table:table-cell>
        </table:table-row>
        <table:table-row table:style-name="ro1">
          <table:table-cell office:value-type="string">
            <text:p>Romain</text:p>
          </table:table-cell>
          <table:table-cell office:value-type="string">
            <text:p>Grosjean</text:p>
          </table:table-cell>
          <table:table-cell office:value-type="float" office:value="2013">
            <text:p>2013</text:p>
          </table:table-cell>
          <table:table-cell office:value-type="string">
            <text:p>Spanish Grand Prix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1:22.613</text:p>
          </table:table-cell>
          <table:table-cell office:value-type="string">
            <text:p>1:21.998</text:p>
          </table:table-cell>
          <table:table-cell office:value-type="string">
            <text:p>1:21.30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>
            <text:p>Mark</text:p>
          </table:table-cell>
          <table:table-cell office:value-type="string">
            <text:p>Webber</text:p>
          </table:table-cell>
          <table:table-cell office:value-type="float" office:value="2013">
            <text:p>2013</text:p>
          </table:table-cell>
          <table:table-cell office:value-type="string">
            <text:p>Spanish Grand Prix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1:22.342</text:p>
          </table:table-cell>
          <table:table-cell office:value-type="string">
            <text:p>1:21.718</text:p>
          </table:table-cell>
          <table:table-cell office:value-type="string">
            <text:p>1:21.5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covered-table-cell/>
        </table:table-row>
        <table:table-row table:style-name="ro1">
          <table:table-cell office:value-type="string">
            <text:p>Sergio</text:p>
          </table:table-cell>
          <table:table-cell office:value-type="string">
            <text:p>Pérez</text:p>
          </table:table-cell>
          <table:table-cell office:value-type="float" office:value="2013">
            <text:p>2013</text:p>
          </table:table-cell>
          <table:table-cell office:value-type="string">
            <text:p>Spanish Grand Prix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1:23.116</text:p>
          </table:table-cell>
          <table:table-cell office:value-type="string">
            <text:p>1:21.790</text:p>
          </table:table-cell>
          <table:table-cell office:value-type="string">
            <text:p>1:22.06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covered-table-cell/>
        </table:table-row>
        <table:table-row table:style-name="ro1">
          <table:table-cell office:value-type="string">
            <text:p>Esteban</text:p>
          </table:table-cell>
          <table:table-cell office:value-type="string">
            <text:p>Gutiérrez</text:p>
          </table:table-cell>
          <table:table-cell office:value-type="float" office:value="2013">
            <text:p>2013</text:p>
          </table:table-cell>
          <table:table-cell office:value-type="string">
            <text:p>Spanish Grand Prix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1:23.218</text:p>
          </table:table-cell>
          <table:table-cell office:value-type="string">
            <text:p>1:22.793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style-name="ce1" office:value-type="string" table:number-columns-spanned="1" table:number-rows-spanned="4">
            <text:p>Gutierrez – DSQ</text:p>
          </table:table-cell>
        </table:table-row>
        <table:table-row table:style-name="ro1">
          <table:table-cell office:value-type="string">
            <text:p>Valtteri</text:p>
          </table:table-cell>
          <table:table-cell office:value-type="string">
            <text:p>Bottas</text:p>
          </table:table-cell>
          <table:table-cell office:value-type="float" office:value="2013">
            <text:p>2013</text:p>
          </table:table-cell>
          <table:table-cell office:value-type="string">
            <text:p>Spanish Grand Prix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1:23.260</text:p>
          </table:table-cell>
          <table:table-cell table:number-columns-repeated="2"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covered-table-cell/>
        </table:table-row>
        <table:table-row table:style-name="ro1">
          <table:table-cell office:value-type="string">
            <text:p>Pastor</text:p>
          </table:table-cell>
          <table:table-cell office:value-type="string">
            <text:p>Maldonado</text:p>
          </table:table-cell>
          <table:table-cell office:value-type="float" office:value="2013">
            <text:p>2013</text:p>
          </table:table-cell>
          <table:table-cell office:value-type="string">
            <text:p>Spanish Grand Prix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1:23.318</text:p>
          </table:table-cell>
          <table:table-cell table:number-columns-repeated="2"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covered-table-cell/>
        </table:table-row>
        <table:table-row table:style-name="ro1">
          <table:table-cell office:value-type="string">
            <text:p>Giedo</text:p>
          </table:table-cell>
          <table:table-cell office:value-type="string">
            <text:p>van der Garde</text:p>
          </table:table-cell>
          <table:table-cell office:value-type="float" office:value="2013">
            <text:p>2013</text:p>
          </table:table-cell>
          <table:table-cell office:value-type="string">
            <text:p>Spanish Grand Prix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1:24.661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Kimi</text:p>
          </table:table-cell>
          <table:table-cell office:value-type="string">
            <text:p>Räikkönen</text:p>
          </table:table-cell>
          <table:table-cell office:value-type="float" office:value="2013">
            <text:p>2013</text:p>
          </table:table-cell>
          <table:table-cell office:value-type="string">
            <text:p>Canadian Grand Prix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1:24.451</text:p>
          </table:table-cell>
          <table:table-cell office:value-type="string">
            <text:p>1:28.667</text:p>
          </table:table-cell>
          <table:table-cell office:value-type="string">
            <text:p>1:27.43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1" office:value-type="string" table:number-columns-spanned="1" table:number-rows-spanned="3">
            <text:p>Raikkonen, Ricciardo – DSQ</text:p>
          </table:table-cell>
        </table:table-row>
        <table:table-row table:style-name="ro1">
          <table:table-cell office:value-type="string">
            <text:p>Daniel</text:p>
          </table:table-cell>
          <table:table-cell office:value-type="string">
            <text:p>Ricciardo</text:p>
          </table:table-cell>
          <table:table-cell office:value-type="float" office:value="2013">
            <text:p>2013</text:p>
          </table:table-cell>
          <table:table-cell office:value-type="string">
            <text:p>Canadian Grand Prix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string">
            <text:p>1:24.770</text:p>
          </table:table-cell>
          <table:table-cell office:value-type="string">
            <text:p>1:29.359</text:p>
          </table:table-cell>
          <table:table-cell office:value-type="string">
            <text:p>1:27.94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covered-table-cell/>
        </table:table-row>
        <table:table-row table:style-name="ro1">
          <table:table-cell office:value-type="string">
            <text:p>Nico</text:p>
          </table:table-cell>
          <table:table-cell office:value-type="string">
            <text:p>Hülkenberg</text:p>
          </table:table-cell>
          <table:table-cell office:value-type="float" office:value="2013">
            <text:p>2013</text:p>
          </table:table-cell>
          <table:table-cell office:value-type="string">
            <text:p>Canadian Grand Prix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1:23.899</text:p>
          </table:table-cell>
          <table:table-cell office:value-type="string">
            <text:p>1:29.435</text:p>
          </table:table-cell>
          <table:table-cell office:value-type="string">
            <text:p>NULL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covered-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di Resta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string">
            <text:p>1:32.062</text:p>
          </table:table-cell>
          <table:table-cell office:value-type="string">
            <text:p>1:31.291</text:p>
          </table:table-cell>
          <table:table-cell office:value-type="string">
            <text:p>1:30.736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style-name="ce1" office:value-type="string" table:number-columns-spanned="1" table:number-rows-spanned="18">
            <text:p>Di Resta – DSQ</text:p>
          </table:table-cell>
        </table:table-row>
        <table:table-row table:style-name="ro1">
          <table:table-cell office:value-type="string">
            <text:p>Daniel</text:p>
          </table:table-cell>
          <table:table-cell office:value-type="string">
            <text:p>Ricciardo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1:32.097</text:p>
          </table:table-cell>
          <table:table-cell office:value-type="string">
            <text:p>1:31.182</text:p>
          </table:table-cell>
          <table:table-cell office:value-type="string">
            <text:p>1:30.757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covered-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Sutil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1:32.002</text:p>
          </table:table-cell>
          <table:table-cell office:value-type="string">
            <text:p>1:31.097</text:p>
          </table:table-cell>
          <table:table-cell office:value-type="string">
            <text:p>1:30.90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covered-table-cell/>
        </table:table-row>
        <table:table-row table:style-name="ro1">
          <table:table-cell office:value-type="string">
            <text:p>Romain</text:p>
          </table:table-cell>
          <table:table-cell office:value-type="string">
            <text:p>Grosjean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1:31.466</text:p>
          </table:table-cell>
          <table:table-cell office:value-type="string">
            <text:p>1:31.530</text:p>
          </table:table-cell>
          <table:table-cell office:value-type="string">
            <text:p>1:30.95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>
            <text:p>Kimi</text:p>
          </table:table-cell>
          <table:table-cell office:value-type="string">
            <text:p>Räikkönen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1:31.400</text:p>
          </table:table-cell>
          <table:table-cell office:value-type="string">
            <text:p>1:31.592</text:p>
          </table:table-cell>
          <table:table-cell office:value-type="string">
            <text:p>1:30.96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covered-table-cell/>
        </table:table-row>
        <table:table-row table:style-name="ro1">
          <table:table-cell office:value-type="string">
            <text:p>Fernando</text:p>
          </table:table-cell>
          <table:table-cell office:value-type="string">
            <text:p>Alonso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1:32.266</text:p>
          </table:table-cell>
          <table:table-cell office:value-type="string">
            <text:p>1:31.387</text:p>
          </table:table-cell>
          <table:table-cell office:value-type="string">
            <text:p>1:30.97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covered-table-cell/>
        </table:table-row>
        <table:table-row table:style-name="ro1">
          <table:table-cell office:value-type="string">
            <text:p>Jenson</text:p>
          </table:table-cell>
          <table:table-cell office:value-type="string">
            <text:p>Button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1:31.979</text:p>
          </table:table-cell>
          <table:table-cell office:value-type="string">
            <text:p>1:31.649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covered-table-cell/>
        </table:table-row>
        <table:table-row table:style-name="ro1">
          <table:table-cell office:value-type="string">
            <text:p>Felipe</text:p>
          </table:table-cell>
          <table:table-cell office:value-type="string">
            <text:p>Massa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1:32.241</text:p>
          </table:table-cell>
          <table:table-cell office:value-type="string">
            <text:p>1:31.779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covered-table-cell/>
        </table:table-row>
        <table:table-row table:style-name="ro1">
          <table:table-cell office:value-type="string">
            <text:p>Jean-Éric</text:p>
          </table:table-cell>
          <table:table-cell office:value-type="string">
            <text:p>Vergne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string">
            <text:p>1:32.105</text:p>
          </table:table-cell>
          <table:table-cell office:value-type="string">
            <text:p>1:31.785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covered-table-cell/>
        </table:table-row>
        <table:table-row table:style-name="ro1">
          <table:table-cell office:value-type="string">
            <text:p>Sergio</text:p>
          </table:table-cell>
          <table:table-cell office:value-type="string">
            <text:p>Pérez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string">
            <text:p>1:31.953</text:p>
          </table:table-cell>
          <table:table-cell office:value-type="string">
            <text:p>1:32.082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covered-table-cell/>
        </table:table-row>
        <table:table-row table:style-name="ro1">
          <table:table-cell office:value-type="string">
            <text:p>Nico</text:p>
          </table:table-cell>
          <table:table-cell office:value-type="string">
            <text:p>Hülkenberg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1:32.168</text:p>
          </table:table-cell>
          <table:table-cell office:value-type="string">
            <text:p>1:32.211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covered-table-cell/>
        </table:table-row>
        <table:table-row table:style-name="ro1">
          <table:table-cell office:value-type="string">
            <text:p>Pastor</text:p>
          </table:table-cell>
          <table:table-cell office:value-type="string">
            <text:p>Maldonado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1:32.512</text:p>
          </table:table-cell>
          <table:table-cell office:value-type="string">
            <text:p>1:32.359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covered-table-cell/>
        </table:table-row>
        <table:table-row table:style-name="ro1">
          <table:table-cell office:value-type="string">
            <text:p>Valtteri</text:p>
          </table:table-cell>
          <table:table-cell office:value-type="string">
            <text:p>Bottas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1:32.664</text:p>
          </table:table-cell>
          <table:table-cell table:number-columns-repeated="2"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covered-table-cell/>
        </table:table-row>
        <table:table-row table:style-name="ro1">
          <table:table-cell office:value-type="string">
            <text:p>Esteban</text:p>
          </table:table-cell>
          <table:table-cell office:value-type="string">
            <text:p>Gutiérrez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string">
            <text:p>1:32.666</text:p>
          </table:table-cell>
          <table:table-cell table:number-columns-repeated="2"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covered-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Pic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1:33.866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covered-table-cell/>
        </table:table-row>
        <table:table-row table:style-name="ro1">
          <table:table-cell office:value-type="string">
            <text:p>Jules</text:p>
          </table:table-cell>
          <table:table-cell office:value-type="string">
            <text:p>Bianchi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string">
            <text:p>1:34.108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covered-table-cell/>
        </table:table-row>
        <table:table-row table:style-name="ro1">
          <table:table-cell office:value-type="string">
            <text:p>Giedo</text:p>
          </table:table-cell>
          <table:table-cell office:value-type="string">
            <text:p>van der Garde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1:35.481</text:p>
          </table:table-cell>
          <table:table-cell table:number-columns-repeated="2" office:value-type="string">
            <text:p>NULL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Chilton</text:p>
          </table:table-cell>
          <table:table-cell office:value-type="float" office:value="2013">
            <text:p>2013</text:p>
          </table:table-cell>
          <table:table-cell office:value-type="string">
            <text:p>British Grand Prix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string">
            <text:p>1:35.858</text:p>
          </table:table-cell>
          <table:table-cell table:number-columns-repeated="2"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covered-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Sutil</text:p>
          </table:table-cell>
          <table:table-cell office:value-type="float" office:value="2013">
            <text:p>2013</text:p>
          </table:table-cell>
          <table:table-cell office:value-type="string">
            <text:p>Italian Grand Prix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string">
            <text:p>1:25.030</text:p>
          </table:table-cell>
          <table:table-cell office:value-type="string">
            <text:p>1:24.932</text:p>
          </table:table-cell>
          <table:table-cell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style-name="ce1" office:value-type="string" table:number-columns-spanned="1" table:number-rows-spanned="4">
            <text:p>Sutil – DSQ</text:p>
          </table:table-cell>
        </table:table-row>
        <table:table-row table:style-name="ro1">
          <table:table-cell office:value-type="string">
            <text:p>Pastor</text:p>
          </table:table-cell>
          <table:table-cell office:value-type="string">
            <text:p>Maldonado</text:p>
          </table:table-cell>
          <table:table-cell office:value-type="float" office:value="2013">
            <text:p>2013</text:p>
          </table:table-cell>
          <table:table-cell office:value-type="string">
            <text:p>Italian Grand Prix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1:24.905</text:p>
          </table:table-cell>
          <table:table-cell office:value-type="string">
            <text:p>1:25.011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covered-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di Resta</text:p>
          </table:table-cell>
          <table:table-cell office:value-type="float" office:value="2013">
            <text:p>2013</text:p>
          </table:table-cell>
          <table:table-cell office:value-type="string">
            <text:p>Italian Grand Prix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string">
            <text:p>1:25.009</text:p>
          </table:table-cell>
          <table:table-cell office:value-type="string">
            <text:p>1:25.077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covered-table-cell/>
        </table:table-row>
        <table:table-row table:style-name="ro1">
          <table:table-cell office:value-type="string">
            <text:p>Esteban</text:p>
          </table:table-cell>
          <table:table-cell office:value-type="string">
            <text:p>Gutiérrez</text:p>
          </table:table-cell>
          <table:table-cell office:value-type="float" office:value="2013">
            <text:p>2013</text:p>
          </table:table-cell>
          <table:table-cell office:value-type="string">
            <text:p>Italian Grand Prix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1:25.226</text:p>
          </table:table-cell>
          <table:table-cell table:number-columns-repeated="2"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covered-table-cell/>
        </table:table-row>
        <table:table-row table:style-name="ro1">
          <table:table-cell office:value-type="string">
            <text:p>Jules</text:p>
          </table:table-cell>
          <table:table-cell office:value-type="string">
            <text:p>Bianchi</text:p>
          </table:table-cell>
          <table:table-cell office:value-type="float" office:value="2013">
            <text:p>2013</text:p>
          </table:table-cell>
          <table:table-cell office:value-type="string">
            <text:p>Korean Grand Prix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string">
            <text:p>1:41.169</text:p>
          </table:table-cell>
          <table:table-cell table:number-columns-repeated="2" office:value-type="string">
            <text:p>NULL</text:p>
          </table:table-cell>
          <table:table-cell table:number-columns-repeated="2" office:value-type="float" office:value="22">
            <text:p>22</text:p>
          </table:table-cell>
          <table:table-cell table:style-name="ce1" office:value-type="string" table:number-columns-spanned="1" table:number-rows-spanned="2">
            <text:p>Bianchi – DSQ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string">
            <text:p>Chilton</text:p>
          </table:table-cell>
          <table:table-cell office:value-type="float" office:value="2013">
            <text:p>2013</text:p>
          </table:table-cell>
          <table:table-cell office:value-type="string">
            <text:p>Korean Grand Prix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string">
            <text:p>1:41.322</text:p>
          </table:table-cell>
          <table:table-cell table:number-columns-repeated="2" office:value-type="string">
            <text:p>NULL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covered-table-cell/>
        </table:table-row>
        <table:table-row table:style-name="ro1">
          <table:table-cell office:value-type="string">
            <text:p>Kimi</text:p>
          </table:table-cell>
          <table:table-cell office:value-type="string">
            <text:p>Räikkönen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1:41.276</text:p>
          </table:table-cell>
          <table:table-cell office:value-type="string">
            <text:p>1:40.971</text:p>
          </table:table-cell>
          <table:table-cell office:value-type="string">
            <text:p>1:40.54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style-name="ce1" office:value-type="string" table:number-columns-spanned="1" table:number-rows-spanned="18">
            <text:p>Raikkonen – DSQ</text:p>
          </table:table-cell>
        </table:table-row>
        <table:table-row table:style-name="ro1">
          <table:table-cell office:value-type="string">
            <text:p>Nico</text:p>
          </table:table-cell>
          <table:table-cell office:value-type="string">
            <text:p>Hülkenberg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1:41.631</text:p>
          </table:table-cell>
          <table:table-cell office:value-type="string">
            <text:p>1:40.931</text:p>
          </table:table-cell>
          <table:table-cell office:value-type="string">
            <text:p>1:40.57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covered-table-cell/>
        </table:table-row>
        <table:table-row table:style-name="ro1">
          <table:table-cell office:value-type="string">
            <text:p>Romain</text:p>
          </table:table-cell>
          <table:table-cell office:value-type="string">
            <text:p>Grosjean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1:41.447</text:p>
          </table:table-cell>
          <table:table-cell office:value-type="string">
            <text:p>1:40.948</text:p>
          </table:table-cell>
          <table:table-cell office:value-type="string">
            <text:p>1:40.99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>
            <text:p>Felipe</text:p>
          </table:table-cell>
          <table:table-cell office:value-type="string">
            <text:p>Massa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1:41.254</text:p>
          </table:table-cell>
          <table:table-cell office:value-type="string">
            <text:p>1:40.989</text:p>
          </table:table-cell>
          <table:table-cell office:value-type="string">
            <text:p>1:41.01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covered-table-cell/>
        </table:table-row>
        <table:table-row table:style-name="ro1">
          <table:table-cell office:value-type="string">
            <text:p>Sergio</text:p>
          </table:table-cell>
          <table:table-cell office:value-type="string">
            <text:p>Pérez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1:41.687</text:p>
          </table:table-cell>
          <table:table-cell office:value-type="string">
            <text:p>1:40.812</text:p>
          </table:table-cell>
          <table:table-cell office:value-type="string">
            <text:p>1:41.06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covered-table-cell/>
        </table:table-row>
        <table:table-row table:style-name="ro1">
          <table:table-cell office:value-type="string">
            <text:p>Daniel</text:p>
          </table:table-cell>
          <table:table-cell office:value-type="string">
            <text:p>Ricciardo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string">
            <text:p>1:41.884</text:p>
          </table:table-cell>
          <table:table-cell office:value-type="string">
            <text:p>1:40.852</text:p>
          </table:table-cell>
          <table:table-cell office:value-type="string">
            <text:p>1:41.11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covered-table-cell/>
        </table:table-row>
        <table:table-row table:style-name="ro1">
          <table:table-cell office:value-type="string">
            <text:p>Fernando</text:p>
          </table:table-cell>
          <table:table-cell office:value-type="string">
            <text:p>Alonso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string">
            <text:p>1:41.397</text:p>
          </table:table-cell>
          <table:table-cell office:value-type="string">
            <text:p>1:41.093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covered-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di Resta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1:41.676</text:p>
          </table:table-cell>
          <table:table-cell office:value-type="string">
            <text:p>1:41.133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covered-table-cell/>
        </table:table-row>
        <table:table-row table:style-name="ro1">
          <table:table-cell office:value-type="string">
            <text:p>Jenson</text:p>
          </table:table-cell>
          <table:table-cell office:value-type="string">
            <text:p>Button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1:41.817</text:p>
          </table:table-cell>
          <table:table-cell office:value-type="string">
            <text:p>1:41.200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covered-table-cell/>
        </table:table-row>
        <table:table-row table:style-name="ro1">
          <table:table-cell office:value-type="string">
            <text:p>Jean-Éric</text:p>
          </table:table-cell>
          <table:table-cell office:value-type="string">
            <text:p>Vergne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string">
            <text:p>1:41.692</text:p>
          </table:table-cell>
          <table:table-cell office:value-type="string">
            <text:p>1:41.279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covered-table-cell/>
        </table:table-row>
        <table:table-row table:style-name="ro1">
          <table:table-cell office:value-type="string">
            <text:p>Pastor</text:p>
          </table:table-cell>
          <table:table-cell office:value-type="string">
            <text:p>Maldonado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string">
            <text:p>1:41.365</text:p>
          </table:table-cell>
          <table:table-cell office:value-type="string">
            <text:p>1:41.395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covered-table-cell/>
        </table:table-row>
        <table:table-row table:style-name="ro1">
          <table:table-cell office:value-type="string">
            <text:p>Valtteri</text:p>
          </table:table-cell>
          <table:table-cell office:value-type="string">
            <text:p>Bottas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string">
            <text:p>1:41.862</text:p>
          </table:table-cell>
          <table:table-cell office:value-type="string">
            <text:p>1:41.447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covered-table-cell/>
        </table:table-row>
        <table:table-row table:style-name="ro1">
          <table:table-cell office:value-type="string">
            <text:p>Esteban</text:p>
          </table:table-cell>
          <table:table-cell office:value-type="string">
            <text:p>Gutiérrez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1:41.999</text:p>
          </table:table-cell>
          <table:table-cell table:number-columns-repeated="2"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covered-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Sutil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string">
            <text:p>1:42.051</text:p>
          </table:table-cell>
          <table:table-cell table:number-columns-repeated="2"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covered-table-cell/>
        </table:table-row>
        <table:table-row table:style-name="ro1">
          <table:table-cell office:value-type="string">
            <text:p>Giedo</text:p>
          </table:table-cell>
          <table:table-cell office:value-type="string">
            <text:p>van der Garde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1:43.252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Jules</text:p>
          </table:table-cell>
          <table:table-cell office:value-type="string">
            <text:p>Bianchi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string">
            <text:p>1:43.398</text:p>
          </table:table-cell>
          <table:table-cell table:number-columns-repeated="2" office:value-type="string">
            <text:p>NULL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covered-table-cell/>
        </table:table-row>
        <table:table-row table:style-name="ro1">
          <table:table-cell office:value-type="string">
            <text:p>Charles</text:p>
          </table:table-cell>
          <table:table-cell office:value-type="string">
            <text:p>Pic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1:43.528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covered-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Chilton</text:p>
          </table:table-cell>
          <table:table-cell office:value-type="float" office:value="2013">
            <text:p>2013</text:p>
          </table:table-cell>
          <table:table-cell office:value-type="string">
            <text:p>Abu Dhabi Grand Prix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string">
            <text:p>1:44.198</text:p>
          </table:table-cell>
          <table:table-cell table:number-columns-repeated="2"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covered-table-cell/>
        </table:table-row>
        <table:table-row table:style-name="ro1">
          <table:table-cell office:value-type="string">
            <text:p>Esteban</text:p>
          </table:table-cell>
          <table:table-cell office:value-type="string">
            <text:p>Gutiérrez</text:p>
          </table:table-cell>
          <table:table-cell office:value-type="float" office:value="2013">
            <text:p>2013</text:p>
          </table:table-cell>
          <table:table-cell office:value-type="string">
            <text:p>United States Grand Prix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1:38.082</text:p>
          </table:table-cell>
          <table:table-cell office:value-type="string">
            <text:p>1:38.031</text:p>
          </table:table-cell>
          <table:table-cell office:value-type="string">
            <text:p>1:38.034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style-name="ce1" office:value-type="string" table:number-columns-spanned="1" table:number-rows-spanned="11">
            <text:p>Gutierrez – DSQ</text:p>
          </table:table-cell>
        </table:table-row>
        <table:table-row table:style-name="ro1">
          <table:table-cell office:value-type="string">
            <text:p>Daniel</text:p>
          </table:table-cell>
          <table:table-cell office:value-type="string">
            <text:p>Ricciardo</text:p>
          </table:table-cell>
          <table:table-cell office:value-type="float" office:value="2013">
            <text:p>2013</text:p>
          </table:table-cell>
          <table:table-cell office:value-type="string">
            <text:p>United States Grand Prix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string">
            <text:p>1:38.882</text:p>
          </table:table-cell>
          <table:table-cell office:value-type="string">
            <text:p>1:38.131</text:p>
          </table:table-cell>
          <table:table-cell office:value-type="string">
            <text:p>NULL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covered-table-cell/>
        </table:table-row>
        <table:table-row table:style-name="ro1">
          <table:table-cell office:value-type="string">
            <text:p>Paul</text:p>
          </table:table-cell>
          <table:table-cell office:value-type="string">
            <text:p>di Resta</text:p>
          </table:table-cell>
          <table:table-cell office:value-type="float" office:value="2013">
            <text:p>2013</text:p>
          </table:table-cell>
          <table:table-cell office:value-type="string">
            <text:p>United States Grand Prix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1:38.894</text:p>
          </table:table-cell>
          <table:table-cell office:value-type="string">
            <text:p>1:38.139</text:p>
          </table:table-cell>
          <table:table-cell office:value-type="string">
            <text:p>NULL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covered-table-cell/>
        </table:table-row>
        <table:table-row table:style-name="ro1">
          <table:table-cell office:value-type="string">
            <text:p>Jenson</text:p>
          </table:table-cell>
          <table:table-cell office:value-type="string">
            <text:p>Button</text:p>
          </table:table-cell>
          <table:table-cell office:value-type="float" office:value="2013">
            <text:p>2013</text:p>
          </table:table-cell>
          <table:table-cell office:value-type="string">
            <text:p>United States Grand Prix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1:38.588</text:p>
          </table:table-cell>
          <table:table-cell office:value-type="string">
            <text:p>1:38.217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covered-table-cell/>
        </table:table-row>
        <table:table-row table:style-name="ro1">
          <table:table-cell office:value-type="string">
            <text:p>Nico</text:p>
          </table:table-cell>
          <table:table-cell office:value-type="string">
            <text:p>Rosberg</text:p>
          </table:table-cell>
          <table:table-cell office:value-type="float" office:value="2013">
            <text:p>2013</text:p>
          </table:table-cell>
          <table:table-cell office:value-type="string">
            <text:p>United States Grand Prix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string">
            <text:p>1:38.743</text:p>
          </table:table-cell>
          <table:table-cell office:value-type="string">
            <text:p>1:38.364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covered-table-cell/>
        </table:table-row>
        <table:table-row table:style-name="ro1">
          <table:table-cell office:value-type="string">
            <text:p>Felipe</text:p>
          </table:table-cell>
          <table:table-cell office:value-type="string">
            <text:p>Massa</text:p>
          </table:table-cell>
          <table:table-cell office:value-type="float" office:value="2013">
            <text:p>2013</text:p>
          </table:table-cell>
          <table:table-cell office:value-type="string">
            <text:p>United States Grand Prix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1:39.094</text:p>
          </table:table-cell>
          <table:table-cell office:value-type="string">
            <text:p>1:38.592</text:p>
          </table:table-cell>
          <table:table-cell office:value-type="string">
            <text:p>NULL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covered-table-cell/>
        </table:table-row>
        <table:table-row table:style-name="ro1">
          <table:table-cell office:value-type="string">
            <text:p>Jean-Éric</text:p>
          </table:table-cell>
          <table:table-cell office:value-type="string">
            <text:p>Vergne</text:p>
          </table:table-cell>
          <table:table-cell office:value-type="float" office:value="2013">
            <text:p>2013</text:p>
          </table:table-cell>
          <table:table-cell office:value-type="string">
            <text:p>United States Grand Prix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string">
            <text:p>1:38.880</text:p>
          </table:table-cell>
          <table:table-cell office:value-type="string">
            <text:p>1:38.696</text:p>
          </table:table-cell>
          <table:table-cell office:value-type="string">
            <text:p>NULL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covered-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Sutil</text:p>
          </table:table-cell>
          <table:table-cell office:value-type="float" office:value="2013">
            <text:p>2013</text:p>
          </table:table-cell>
          <table:table-cell office:value-type="string">
            <text:p>United States Grand Prix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1:39.250</text:p>
          </table:table-cell>
          <table:table-cell table:number-columns-repeated="2"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covered-table-cell/>
        </table:table-row>
        <table:table-row table:style-name="ro1">
          <table:table-cell office:value-type="string">
            <text:p>Pastor</text:p>
          </table:table-cell>
          <table:table-cell office:value-type="string">
            <text:p>Maldonado</text:p>
          </table:table-cell>
          <table:table-cell office:value-type="float" office:value="2013">
            <text:p>2013</text:p>
          </table:table-cell>
          <table:table-cell office:value-type="string">
            <text:p>United States Grand Prix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string">
            <text:p>1:39.351</text:p>
          </table:table-cell>
          <table:table-cell table:number-columns-repeated="2"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covered-table-cell/>
        </table:table-row>
        <table:table-row table:style-name="ro1">
          <table:table-cell office:value-type="string">
            <text:p>Giedo</text:p>
          </table:table-cell>
          <table:table-cell office:value-type="string">
            <text:p>van der Garde</text:p>
          </table:table-cell>
          <table:table-cell office:value-type="float" office:value="2013">
            <text:p>2013</text:p>
          </table:table-cell>
          <table:table-cell office:value-type="string">
            <text:p>United States Grand Prix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1:40.491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covered-table-cell/>
        </table:table-row>
        <table:table-row table:style-name="ro1">
          <table:table-cell office:value-type="string">
            <text:p>Jules</text:p>
          </table:table-cell>
          <table:table-cell office:value-type="string">
            <text:p>Bianchi</text:p>
          </table:table-cell>
          <table:table-cell office:value-type="float" office:value="2013">
            <text:p>2013</text:p>
          </table:table-cell>
          <table:table-cell office:value-type="string">
            <text:p>United States Grand Prix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string">
            <text:p>1:40.528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covered-table-cell/>
        </table:table-row>
        <table:table-row table:style-name="ro1">
          <table:table-cell office:value-type="string">
            <text:p>Valtteri</text:p>
          </table:table-cell>
          <table:table-cell office:value-type="string">
            <text:p>Bottas</text:p>
          </table:table-cell>
          <table:table-cell office:value-type="float" office:value="2014">
            <text:p>2014</text:p>
          </table:table-cell>
          <table:table-cell office:value-type="string">
            <text:p>Malaysian Grand Prix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string">
            <text:p>1:59.709</text:p>
          </table:table-cell>
          <table:table-cell office:value-type="string">
            <text:p>2:02.756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77">
            <text:p>77</text:p>
          </table:table-cell>
          <table:table-cell table:style-name="ce1" office:value-type="string" table:number-columns-spanned="1" table:number-rows-spanned="4">
            <text:p>Bottas – DSQ</text:p>
          </table:table-cell>
        </table:table-row>
        <table:table-row table:style-name="ro1">
          <table:table-cell office:value-type="string">
            <text:p>Romain</text:p>
          </table:table-cell>
          <table:table-cell office:value-type="string">
            <text:p>Grosjean</text:p>
          </table:table-cell>
          <table:table-cell office:value-type="float" office:value="2014">
            <text:p>2014</text:p>
          </table:table-cell>
          <table:table-cell office:value-type="string">
            <text:p>Malaysian Grand Prix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2:00.202</text:p>
          </table:table-cell>
          <table:table-cell office:value-type="string">
            <text:p>2:02.885</text:p>
          </table:table-cell>
          <table:table-cell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covered-table-cell/>
        </table:table-row>
        <table:table-row table:style-name="ro1">
          <table:table-cell office:value-type="string">
            <text:p>Pastor</text:p>
          </table:table-cell>
          <table:table-cell office:value-type="string">
            <text:p>Maldonado</text:p>
          </table:table-cell>
          <table:table-cell office:value-type="float" office:value="2014">
            <text:p>2014</text:p>
          </table:table-cell>
          <table:table-cell office:value-type="string">
            <text:p>Malaysian Grand Prix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2:02.074</text:p>
          </table:table-cell>
          <table:table-cell table:number-columns-repeated="2"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covered-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Sutil</text:p>
          </table:table-cell>
          <table:table-cell office:value-type="float" office:value="2014">
            <text:p>2014</text:p>
          </table:table-cell>
          <table:table-cell office:value-type="string">
            <text:p>Malaysian Grand Prix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office:value-type="string">
            <text:p>2:02.131</text:p>
          </table:table-cell>
          <table:table-cell table:number-columns-repeated="2" office:value-type="string">
            <text:p>NULL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covered-table-cell/>
        </table:table-row>
        <table:table-row table:style-name="ro1">
          <table:table-cell office:value-type="string">
            <text:p>Adrian</text:p>
          </table:table-cell>
          <table:table-cell office:value-type="string">
            <text:p>Sutil</text:p>
          </table:table-cell>
          <table:table-cell office:value-type="float" office:value="2014">
            <text:p>2014</text:p>
          </table:table-cell>
          <table:table-cell office:value-type="string">
            <text:p>Bahrain Grand Prix</text:p>
          </table:table-cell>
          <table:table-cell office:value-type="float" office:value="99">
            <text:p>99</text:p>
          </table:table-cell>
          <table:table-cell office:value-type="float" office:value="18">
            <text:p>18</text:p>
          </table:table-cell>
          <table:table-cell office:value-type="string">
            <text:p>1:36.840</text:p>
          </table:table-cell>
          <table:table-cell table:number-columns-repeated="2" office:value-type="string">
            <text:p>NULL</text:p>
          </table:table-cell>
          <table:table-cell office:value-type="float" office:value="22">
            <text:p>22</text:p>
          </table:table-cell>
          <table:table-cell office:value-type="float" office:value="99">
            <text:p>99</text:p>
          </table:table-cell>
          <table:table-cell table:style-name="ce1" office:value-type="string" table:number-columns-spanned="1" table:number-rows-spanned="5">
            <text:p>Sutil – DSQ</text:p>
          </table:table-cell>
        </table:table-row>
        <table:table-row table:style-name="ro1">
          <table:table-cell office:value-type="string">
            <text:p>Kamui</text:p>
          </table:table-cell>
          <table:table-cell office:value-type="string">
            <text:p>Kobayashi</text:p>
          </table:table-cell>
          <table:table-cell office:value-type="float" office:value="2014">
            <text:p>2014</text:p>
          </table:table-cell>
          <table:table-cell office:value-type="string">
            <text:p>Bahrain Grand Prix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string">
            <text:p>1:37.085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covered-table-cell/>
        </table:table-row>
        <table:table-row table:style-name="ro1">
          <table:table-cell office:value-type="string">
            <text:p>Jules</text:p>
          </table:table-cell>
          <table:table-cell office:value-type="string">
            <text:p>Bianchi</text:p>
          </table:table-cell>
          <table:table-cell office:value-type="float" office:value="2014">
            <text:p>2014</text:p>
          </table:table-cell>
          <table:table-cell office:value-type="string">
            <text:p>Bahrain Grand Prix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string">
            <text:p>1:37.310</text:p>
          </table:table-cell>
          <table:table-cell table:number-columns-repeated="2" office:value-type="string">
            <text:p>NULL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covered-table-cell/>
        </table:table-row>
        <table:table-row table:style-name="ro1">
          <table:table-cell office:value-type="string">
            <text:p>Marcus</text:p>
          </table:table-cell>
          <table:table-cell office:value-type="string">
            <text:p>Ericsson</text:p>
          </table:table-cell>
          <table:table-cell office:value-type="float" office:value="2014">
            <text:p>2014</text:p>
          </table:table-cell>
          <table:table-cell office:value-type="string">
            <text:p>Bahrain Grand Prix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string">
            <text:p>1:37.875</text:p>
          </table:table-cell>
          <table:table-cell table:number-columns-repeated="2"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covered-table-cell/>
        </table:table-row>
        <table:table-row table:style-name="ro1">
          <table:table-cell office:value-type="string">
            <text:p>Max</text:p>
          </table:table-cell>
          <table:table-cell office:value-type="string">
            <text:p>Chilton</text:p>
          </table:table-cell>
          <table:table-cell office:value-type="float" office:value="2014">
            <text:p>2014</text:p>
          </table:table-cell>
          <table:table-cell office:value-type="string">
            <text:p>Bahrain Grand Prix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string">
            <text:p>1:37.913</text:p>
          </table:table-cell>
          <table:table-cell table:number-columns-repeated="2" office:value-type="string">
            <text:p>NULL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covered-table-cell/>
        </table:table-row>
        <table:table-row table:style-name="ro1">
          <table:table-cell office:value-type="string">
            <text:p>Pastor</text:p>
          </table:table-cell>
          <table:table-cell office:value-type="string">
            <text:p>Maldonado</text:p>
          </table:table-cell>
          <table:table-cell office:value-type="float" office:value="2014">
            <text:p>2014</text:p>
          </table:table-cell>
          <table:table-cell office:value-type="string">
            <text:p>British Grand Prix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1:43.892</text:p>
          </table:table-cell>
          <table:table-cell office:value-type="string">
            <text:p>1:44.018</text:p>
          </table:table-cell>
          <table:table-cell office:value-type="string">
            <text:p>NULL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style-name="ce1" office:value-type="string" table:number-columns-spanned="1" table:number-rows-spanned="6">
            <text:p>Maldonado – DSQ (-&gt;P22)</text:p>
          </table:table-cell>
        </table:table-row>
        <table:table-row table:style-name="ro1">
          <table:table-cell office:value-type="string">
            <text:p>Adrian</text:p>
          </table:table-cell>
          <table:table-cell office:value-type="string">
            <text:p>Sutil</text:p>
          </table:table-cell>
          <table:table-cell office:value-type="float" office:value="2014">
            <text:p>2014</text:p>
          </table:table-cell>
          <table:table-cell office:value-type="string">
            <text:p>British Grand Prix</text:p>
          </table:table-cell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string">
            <text:p>1:42.603</text:p>
          </table:table-cell>
          <table:table-cell table:number-columns-repeated="2" office:value-type="string">
            <text:p>NULL</text:p>
          </table:table-cell>
          <table:table-cell office:value-type="float" office:value="13">
            <text:p>13</text:p>
          </table:table-cell>
          <table:table-cell office:value-type="float" office:value="99">
            <text:p>99</text:p>
          </table:table-cell>
          <table:covered-table-cell/>
        </table:table-row>
        <table:table-row table:style-name="ro1">
          <table:table-cell office:value-type="string">
            <text:p>Valtteri</text:p>
          </table:table-cell>
          <table:table-cell office:value-type="string">
            <text:p>Bottas</text:p>
          </table:table-cell>
          <table:table-cell office:value-type="float" office:value="2014">
            <text:p>2014</text:p>
          </table:table-cell>
          <table:table-cell office:value-type="string">
            <text:p>British Grand Prix</text:p>
          </table:table-cell>
          <table:table-cell office:value-type="float" office:value="77">
            <text:p>77</text:p>
          </table:table-cell>
          <table:table-cell office:value-type="float" office:value="17">
            <text:p>17</text:p>
          </table:table-cell>
          <table:table-cell office:value-type="string">
            <text:p>1:45.318</text:p>
          </table:table-cell>
          <table:table-cell table:number-columns-repeated="2" office:value-type="string">
            <text:p>NULL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covered-table-cell/>
        </table:table-row>
        <table:table-row table:style-name="ro1">
          <table:table-cell office:value-type="string">
            <text:p>Felipe</text:p>
          </table:table-cell>
          <table:table-cell office:value-type="string">
            <text:p>Massa</text:p>
          </table:table-cell>
          <table:table-cell office:value-type="float" office:value="2014">
            <text:p>2014</text:p>
          </table:table-cell>
          <table:table-cell office:value-type="string">
            <text:p>British Grand Prix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string">
            <text:p>1:45.695</text:p>
          </table:table-cell>
          <table:table-cell table:number-columns-repeated="2" office:value-type="string">
            <text:p>NULL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covered-table-cell/>
        </table:table-row>
        <table:table-row table:style-name="ro1">
          <table:table-cell office:value-type="string">
            <text:p>Fernando</text:p>
          </table:table-cell>
          <table:table-cell office:value-type="string">
            <text:p>Alonso</text:p>
          </table:table-cell>
          <table:table-cell office:value-type="float" office:value="2014">
            <text:p>2014</text:p>
          </table:table-cell>
          <table:table-cell office:value-type="string">
            <text:p>British Grand Prix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string">
            <text:p>1:45.935</text:p>
          </table:table-cell>
          <table:table-cell table:number-columns-repeated="2" office:value-type="string">
            <text:p>NULL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covered-table-cell/>
        </table:table-row>
        <table:table-row table:style-name="ro1">
          <table:table-cell office:value-type="string">
            <text:p>Kimi</text:p>
          </table:table-cell>
          <table:table-cell office:value-type="string">
            <text:p>Räikkönen</text:p>
          </table:table-cell>
          <table:table-cell office:value-type="float" office:value="2014">
            <text:p>2014</text:p>
          </table:table-cell>
          <table:table-cell office:value-type="string">
            <text:p>British Grand Prix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1:46.684</text:p>
          </table:table-cell>
          <table:table-cell table:number-columns-repeated="2" office:value-type="string">
            <text:p>NULL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covered-table-cell/>
        </table:table-row>
      </table:table>
      <table:database-ranges>
        <table:database-range table:name="__Anonymous_Sheet_DB__0" table:target-range-address="qualifying.M1:qualifying.N4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0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11/05/2014</text:date>, <text:time>23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23:56:21.69</dc:date>
    <dc:creator>Michał Klichowicz</dc:creator>
    <meta:editing-duration>P1DT2H44M32S</meta:editing-duration>
    <meta:editing-cycles>23</meta:editing-cycles>
    <meta:generator>LibreOffice/3.4$Win32 LibreOffice_project/340m1$Build-302</meta:generator>
    <meta:document-statistic meta:table-count="1" meta:cell-count="3666" meta:object-count="0"/>
  </office:meta>
</office:document-meta>
</file>